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ConsolasRegular, 'Courier New', monospace"/>
    <style:font-face style:name="Consolas" svg:font-family="Consolas, Menlo, Monaco, 'Lucida Console', 'Liberation Mono', 'DejaVu Sans Mono', 'Bitstream Vera Sans Mono', 'Courier New', monospace, serif"/>
    <style:font-face style:name="Courier New" svg:font-family="'Courier New', Courier, fixed, monospace"/>
    <style:font-face style:name="Lohit Hindi1" svg:font-family="'Lohit Hindi'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175696"/>
    </style:style>
    <style:style style:name="P2" style:family="paragraph" style:parent-style-name="Standard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34153e"/>
    </style:style>
    <style:style style:name="P3" style:family="paragraph" style:parent-style-name="Standard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2b4ec"/>
    </style:style>
    <style:style style:name="P4" style:family="paragraph" style:parent-style-name="Standard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5269f"/>
    </style:style>
    <style:style style:name="P5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37ad87"/>
    </style:style>
    <style:style style:name="P6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4e0cb6"/>
    </style:style>
    <style:style style:name="P7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5063d7"/>
    </style:style>
    <style:style style:name="P8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5226db"/>
    </style:style>
    <style:style style:name="P9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5b5183"/>
    </style:style>
    <style:style style:name="P10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60a4e0"/>
    </style:style>
    <style:style style:name="P11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77796c"/>
    </style:style>
    <style:style style:name="P12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7ca571"/>
    </style:style>
    <style:style style:name="P13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34153e"/>
    </style:style>
    <style:style style:name="P14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34dc69"/>
    </style:style>
    <style:style style:name="P15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35fed3"/>
    </style:style>
    <style:style style:name="P16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462668"/>
    </style:style>
    <style:style style:name="P17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5063d7"/>
    </style:style>
    <style:style style:name="P18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59ca40"/>
    </style:style>
    <style:style style:name="P19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5b5183"/>
    </style:style>
    <style:style style:name="P20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60a4e0"/>
    </style:style>
    <style:style style:name="P21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69dcc1"/>
    </style:style>
    <style:style style:name="P22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77796c"/>
    </style:style>
    <style:style style:name="P23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11717d" officeooo:paragraph-rsid="004e0cb6"/>
    </style:style>
    <style:style style:name="P24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11717d" officeooo:paragraph-rsid="005b5183"/>
    </style:style>
    <style:style style:name="P25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11717d" officeooo:paragraph-rsid="0069dcc1"/>
    </style:style>
    <style:style style:name="P26" style:family="paragraph" style:parent-style-name="Preformatted_20_Text">
      <style:paragraph-properties fo:margin-left="0in" fo:margin-right="0in" fo:margin-top="0in" fo:margin-bottom="0in" style:contextual-spacing="false" style:line-height-at-least="0.2083in" fo:text-align="start" style:justify-single-word="false" fo:text-indent="0in" style:auto-text-indent="false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11717d" officeooo:paragraph-rsid="0077796c"/>
    </style:style>
    <style:style style:name="P27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</style:style>
    <style:style style:name="P28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11e942"/>
    </style:style>
    <style:style style:name="P29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1536c1"/>
    </style:style>
    <style:style style:name="P30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175696"/>
    </style:style>
    <style:style style:name="P31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2d0b9d"/>
    </style:style>
    <style:style style:name="P32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34153e"/>
    </style:style>
    <style:style style:name="P33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35fed3"/>
    </style:style>
    <style:style style:name="P34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37ad87"/>
    </style:style>
    <style:style style:name="P35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59ca40"/>
    </style:style>
    <style:style style:name="P36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5b5183"/>
    </style:style>
    <style:style style:name="P37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60a4e0"/>
    </style:style>
    <style:style style:name="P38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679523"/>
    </style:style>
    <style:style style:name="P39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6950d5"/>
    </style:style>
    <style:style style:name="P40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6f6274"/>
    </style:style>
    <style:style style:name="P41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2b4ec"/>
    </style:style>
    <style:style style:name="P42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5269f"/>
    </style:style>
    <style:style style:name="P43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5ac00"/>
    </style:style>
    <style:style style:name="P44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93f8b"/>
    </style:style>
    <style:style style:name="P45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7af496"/>
    </style:style>
    <style:style style:name="P46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95e1f4"/>
    </style:style>
    <style:style style:name="P47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966b31"/>
    </style:style>
    <style:style style:name="P48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a8aa28"/>
    </style:style>
    <style:style style:name="P49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a9a1d2"/>
    </style:style>
    <style:style style:name="P50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ac0030"/>
    </style:style>
    <style:style style:name="P51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adf6e3"/>
    </style:style>
    <style:style style:name="P52" style:family="paragraph" style:parent-style-name="Preformatted_20_Text">
      <style:paragraph-properties fo:margin-left="0in" fo:margin-right="0in" fo:margin-top="0in" fo:margin-bottom="0in" style:contextual-spacing="false" style:line-height-at-least="0.1772in" fo:text-align="start" style:justify-single-word="false" fo:text-indent="0in" style:auto-text-indent="false" fo:background-color="#eeeeee" fo:padding="0in" fo:border="none">
        <style:background-image/>
      </style:paragraph-properties>
      <style:text-properties officeooo:paragraph-rsid="00b0de58"/>
    </style:style>
    <style:style style:name="P53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01fc1a"/>
    </style:style>
    <style:style style:name="P54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07b738"/>
    </style:style>
    <style:style style:name="P55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01fc1a" officeooo:paragraph-rsid="001667fd"/>
    </style:style>
    <style:style style:name="P56" style:family="paragraph" style:parent-style-name="Preformatted_20_Text">
      <style:text-properties fo:font-variant="normal" fo:text-transform="none" fo:color="#000000" style:font-name="Courier New" fo:font-size="9.75pt" fo:letter-spacing="normal" fo:font-style="normal" fo:font-weight="normal" officeooo:rsid="00a10eb5" officeooo:paragraph-rsid="00a10eb5"/>
    </style:style>
    <style:style style:name="P57" style:family="paragraph" style:parent-style-name="Preformatted_20_Text">
      <style:text-properties fo:font-variant="normal" fo:text-transform="none" fo:color="#0000cc" style:font-name="Courier New" fo:font-size="9.75pt" fo:letter-spacing="normal" fo:font-style="normal" fo:font-weight="normal" officeooo:rsid="0001fc1a" officeooo:paragraph-rsid="0015ca37"/>
    </style:style>
    <style:style style:name="P58" style:family="paragraph" style:parent-style-name="Preformatted_20_Text">
      <style:text-properties fo:font-variant="normal" fo:text-transform="none" fo:color="#0000cc" style:font-name="Courier New" fo:font-size="9.75pt" fo:letter-spacing="normal" fo:font-style="normal" fo:font-weight="normal" officeooo:rsid="0001fc1a" officeooo:paragraph-rsid="0029aeaf"/>
    </style:style>
    <style:style style:name="P59" style:family="paragraph" style:parent-style-name="Preformatted_20_Text">
      <style:text-properties fo:font-variant="normal" fo:text-transform="none" fo:color="#0000cc" style:font-name="Courier New" fo:font-size="9.75pt" fo:letter-spacing="normal" fo:font-style="normal" fo:font-weight="normal" officeooo:rsid="0001fc1a" officeooo:paragraph-rsid="0033f013"/>
    </style:style>
    <style:style style:name="P60" style:family="paragraph" style:parent-style-name="Preformatted_20_Text">
      <style:text-properties fo:font-variant="normal" fo:text-transform="none" fo:color="#0000cc" style:font-name="Courier New" fo:font-size="9.75pt" fo:letter-spacing="normal" fo:font-style="normal" fo:font-weight="normal" officeooo:rsid="0001fc1a" officeooo:paragraph-rsid="00a05265"/>
    </style:style>
    <style:style style:name="P61" style:family="paragraph" style:parent-style-name="Preformatted_20_Text">
      <style:text-properties fo:font-variant="normal" fo:text-transform="none" fo:color="#0000cc" style:font-name="Courier New" fo:font-size="9.75pt" fo:letter-spacing="normal" fo:font-style="normal" fo:font-weight="normal" officeooo:rsid="006de5b5" officeooo:paragraph-rsid="006de5b5"/>
    </style:style>
    <style:style style:name="P6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/>
    </style:style>
    <style:style style:name="P6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11e942"/>
    </style:style>
    <style:style style:name="P6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33f013"/>
    </style:style>
    <style:style style:name="P6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3ca81d"/>
    </style:style>
    <style:style style:name="P6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4d2a33"/>
    </style:style>
    <style:style style:name="P6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59ca40"/>
    </style:style>
    <style:style style:name="P6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77796c"/>
    </style:style>
    <style:style style:name="P6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7ca571"/>
    </style:style>
    <style:style style:name="P7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style:font-name="Courier New" fo:font-size="9.75pt" fo:letter-spacing="normal" fo:font-style="normal" fo:font-weight="normal" officeooo:paragraph-rsid="00b30298"/>
    </style:style>
    <style:style style:name="P7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05c5d3"/>
    </style:style>
    <style:style style:name="P7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072017"/>
    </style:style>
    <style:style style:name="P7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0cc6f9"/>
    </style:style>
    <style:style style:name="P7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b5d0f8"/>
    </style:style>
    <style:style style:name="P7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b67aa3"/>
    </style:style>
    <style:style style:name="P7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11717d" officeooo:paragraph-rsid="006950d5"/>
    </style:style>
    <style:style style:name="P7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0d6173"/>
    </style:style>
    <style:style style:name="P7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6950d5"/>
    </style:style>
    <style:style style:name="P7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0e8f40"/>
    </style:style>
    <style:style style:name="P8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0928ec"/>
    </style:style>
    <style:style style:name="P8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066f4d"/>
    </style:style>
    <style:style style:name="P8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a61f0a"/>
    </style:style>
    <style:style style:name="P8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ab305b"/>
    </style:style>
    <style:style style:name="P8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b50fb7"/>
    </style:style>
    <style:style style:name="P8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b67aa3"/>
    </style:style>
    <style:style style:name="P8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ba8ce7"/>
    </style:style>
    <style:style style:name="P8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be987e"/>
    </style:style>
    <style:style style:name="P8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05c5d3" officeooo:paragraph-rsid="00bf8ab2"/>
    </style:style>
    <style:style style:name="P89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b67aa3" officeooo:paragraph-rsid="00b67aa3"/>
    </style:style>
    <style:style style:name="P90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17ae33"/>
    </style:style>
    <style:style style:name="P91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17f71c"/>
    </style:style>
    <style:style style:name="P92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305754"/>
    </style:style>
    <style:style style:name="P93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paragraph-rsid="006b58df"/>
    </style:style>
    <style:style style:name="P94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97edcc" officeooo:paragraph-rsid="00986bb5"/>
    </style:style>
    <style:style style:name="P95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font-size="9pt" fo:letter-spacing="normal" fo:font-style="normal" fo:font-weight="normal" officeooo:rsid="00a33ab0" officeooo:paragraph-rsid="00a33ab0"/>
    </style:style>
    <style:style style:name="P96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cc" style:font-name="Courier New" fo:font-size="9.75pt" fo:letter-spacing="normal" fo:font-style="normal" fo:font-weight="normal" officeooo:rsid="0001fc1a" officeooo:paragraph-rsid="00b4b624"/>
    </style:style>
    <style:style style:name="P97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rsid="0011717d" officeooo:paragraph-rsid="00c148fd"/>
    </style:style>
    <style:style style:name="P98" style:family="paragraph" style:parent-style-name="Preformatted_20_Text">
      <style:paragraph-properties fo:margin-top="0in" fo:margin-bottom="0in" style:contextual-spacing="false" style:line-height-at-least="0.2083in" fo:background-color="#eeeeee" fo:padding="0in" fo:border="none">
        <style:background-image/>
      </style:paragraph-properties>
      <style:text-properties fo:font-variant="normal" fo:text-transform="none" fo:color="#000000" fo:letter-spacing="normal" officeooo:paragraph-rsid="00c148fd"/>
    </style:style>
    <style:style style:name="T1" style:family="text">
      <style:text-properties style:font-name="Courier New" fo:font-size="9.75pt" fo:font-style="normal" fo:font-weight="normal" officeooo:rsid="0004ae42"/>
    </style:style>
    <style:style style:name="T2" style:family="text">
      <style:text-properties style:font-name="Courier New" fo:font-size="9.75pt" fo:font-style="normal" fo:font-weight="normal" officeooo:rsid="0001fc1a"/>
    </style:style>
    <style:style style:name="T3" style:family="text">
      <style:text-properties style:font-name="Courier New" fo:font-size="9.75pt" fo:font-style="normal" fo:font-weight="normal" officeooo:rsid="00044b53"/>
    </style:style>
    <style:style style:name="T4" style:family="text">
      <style:text-properties style:font-name="Courier New" fo:font-size="9.75pt" fo:font-style="normal" fo:font-weight="normal" fo:background-color="transparent" loext:char-shading-value="0"/>
    </style:style>
    <style:style style:name="T5" style:family="text">
      <style:text-properties style:font-name="Courier New" fo:font-size="9.75pt" fo:font-style="normal" fo:font-weight="normal" officeooo:rsid="002d0d0f" fo:background-color="transparent" loext:char-shading-value="0"/>
    </style:style>
    <style:style style:name="T6" style:family="text">
      <style:text-properties style:font-name="Courier New" fo:font-size="9.75pt" fo:font-style="normal" fo:font-weight="normal" officeooo:rsid="002da5e2" fo:background-color="transparent" loext:char-shading-value="0"/>
    </style:style>
    <style:style style:name="T7" style:family="text">
      <style:text-properties style:font-name="Courier New" fo:font-size="9.75pt" fo:font-style="normal" fo:font-weight="normal" officeooo:rsid="005063d7" fo:background-color="transparent" loext:char-shading-value="0"/>
    </style:style>
    <style:style style:name="T8" style:family="text">
      <style:text-properties style:font-name="Courier New" fo:font-size="9.75pt" fo:font-style="normal" fo:font-weight="normal" officeooo:rsid="005063d7" fo:background-color="transparent" loext:char-shading-value="0" style:font-size-asian="10pt" style:font-weight-asian="normal" style:font-size-complex="10pt" style:font-weight-complex="normal"/>
    </style:style>
    <style:style style:name="T9" style:family="text">
      <style:text-properties style:font-name="Courier New" fo:font-size="9.75pt" fo:font-style="normal" fo:font-weight="normal" officeooo:rsid="005b5183" fo:background-color="transparent" loext:char-shading-value="0"/>
    </style:style>
    <style:style style:name="T10" style:family="text">
      <style:text-properties style:font-name="Courier New" fo:font-size="9.75pt" fo:font-style="normal" fo:font-weight="normal" officeooo:rsid="005e84c9" fo:background-color="transparent" loext:char-shading-value="0"/>
    </style:style>
    <style:style style:name="T11" style:family="text">
      <style:text-properties style:font-name="Courier New" fo:font-size="9.75pt" fo:font-style="normal" fo:font-weight="normal" officeooo:rsid="0060a4e0" fo:background-color="transparent" loext:char-shading-value="0"/>
    </style:style>
    <style:style style:name="T12" style:family="text">
      <style:text-properties style:font-name="Courier New" fo:font-size="9.75pt" fo:font-style="normal" fo:font-weight="normal" officeooo:rsid="0077796c" fo:background-color="transparent" loext:char-shading-value="0"/>
    </style:style>
    <style:style style:name="T13" style:family="text">
      <style:text-properties style:font-name="Courier New" fo:font-size="9.75pt" fo:font-style="normal" fo:font-weight="normal" officeooo:rsid="0005c5d3"/>
    </style:style>
    <style:style style:name="T14" style:family="text">
      <style:text-properties style:font-name="Courier New" fo:font-size="9.75pt" fo:background-color="transparent" loext:char-shading-value="0"/>
    </style:style>
    <style:style style:name="T15" style:family="text">
      <style:text-properties style:font-name="Courier New" fo:font-size="9.75pt" officeooo:rsid="0004ae42" fo:background-color="transparent" loext:char-shading-value="0"/>
    </style:style>
    <style:style style:name="T16" style:family="text">
      <style:text-properties style:font-name="Courier New" fo:font-size="9.75pt" officeooo:rsid="007ca571" fo:background-color="transparent" loext:char-shading-value="0"/>
    </style:style>
    <style:style style:name="T17" style:family="text">
      <style:text-properties style:font-name="Courier New" officeooo:rsid="0004ae42" fo:background-color="transparent" loext:char-shading-value="0"/>
    </style:style>
    <style:style style:name="T18" style:family="text">
      <style:text-properties style:font-name="Courier New" officeooo:rsid="002d0b9d" fo:background-color="transparent" loext:char-shading-value="0"/>
    </style:style>
    <style:style style:name="T19" style:family="text">
      <style:text-properties style:font-name="Courier New" officeooo:rsid="0031c8d5" fo:background-color="transparent" loext:char-shading-value="0"/>
    </style:style>
    <style:style style:name="T20" style:family="text">
      <style:text-properties style:font-name="Courier New" officeooo:rsid="007ca571" fo:background-color="transparent" loext:char-shading-value="0"/>
    </style:style>
    <style:style style:name="T21" style:family="text">
      <style:text-properties style:font-name="Courier New" officeooo:rsid="00a33ab0" fo:background-color="transparent" loext:char-shading-value="0"/>
    </style:style>
    <style:style style:name="T22" style:family="text">
      <style:text-properties style:font-name="Courier New" officeooo:rsid="00b18688" fo:background-color="transparent" loext:char-shading-value="0"/>
    </style:style>
    <style:style style:name="T23" style:family="text">
      <style:text-properties style:font-name="Courier New" fo:font-size="9pt" officeooo:rsid="0005c5d3" fo:background-color="transparent" loext:char-shading-value="0"/>
    </style:style>
    <style:style style:name="T24" style:family="text">
      <style:text-properties style:font-name="Courier New" fo:font-size="9pt" officeooo:rsid="0011717d" fo:background-color="transparent" loext:char-shading-value="0"/>
    </style:style>
    <style:style style:name="T25" style:family="text">
      <style:text-properties style:font-name="Courier New" fo:font-size="9pt" officeooo:rsid="0019843e" fo:background-color="transparent" loext:char-shading-value="0"/>
    </style:style>
    <style:style style:name="T26" style:family="text">
      <style:text-properties style:font-name="Courier New" fo:font-size="9pt" officeooo:rsid="002d0d0f" fo:background-color="transparent" loext:char-shading-value="0"/>
    </style:style>
    <style:style style:name="T27" style:family="text">
      <style:text-properties style:font-name="Courier New" fo:font-size="9pt" officeooo:rsid="0005c5d3" fo:background-color="transparent" loext:char-shading-value="0" style:font-size-asian="10pt" style:font-size-complex="10pt"/>
    </style:style>
    <style:style style:name="T28" style:family="text">
      <style:text-properties style:font-name="Courier New" fo:font-size="9pt" officeooo:rsid="0033f013" fo:background-color="transparent" loext:char-shading-value="0" style:font-size-asian="10pt" style:font-size-complex="10pt"/>
    </style:style>
    <style:style style:name="T29" style:family="text">
      <style:text-properties style:font-name="Courier New" fo:font-size="9pt" officeooo:rsid="0034153e" fo:background-color="transparent" loext:char-shading-value="0" style:font-size-asian="10pt" style:font-size-complex="10pt"/>
    </style:style>
    <style:style style:name="T30" style:family="text">
      <style:text-properties style:font-name="Courier New" fo:font-size="9pt" officeooo:rsid="0005c5d3" fo:background-color="transparent" loext:char-shading-value="0" style:font-size-asian="10pt" style:font-weight-asian="normal" style:font-size-complex="10pt" style:font-weight-complex="normal"/>
    </style:style>
    <style:style style:name="T31" style:family="text">
      <style:text-properties style:font-name="Courier New" fo:font-size="9pt" officeooo:rsid="00430151" fo:background-color="transparent" loext:char-shading-value="0" style:font-size-asian="10pt" style:font-weight-asian="normal" style:font-size-complex="10pt" style:font-weight-complex="normal"/>
    </style:style>
    <style:style style:name="T32" style:family="text">
      <style:text-properties style:font-name="Courier New" fo:font-size="9pt" officeooo:rsid="004fcc9c" fo:background-color="transparent" loext:char-shading-value="0" style:font-size-asian="10pt" style:font-weight-asian="normal" style:font-size-complex="10pt" style:font-weight-complex="normal"/>
    </style:style>
    <style:style style:name="T33" style:family="text">
      <style:text-properties style:font-name="Courier New" fo:font-size="9pt" officeooo:rsid="005063d7" fo:background-color="transparent" loext:char-shading-value="0" style:font-size-asian="10pt" style:font-weight-asian="normal" style:font-size-complex="10pt" style:font-weight-complex="normal"/>
    </style:style>
    <style:style style:name="T34" style:family="text">
      <style:text-properties style:font-name="Courier New" fo:font-size="9pt" officeooo:rsid="005273f9" fo:background-color="transparent" loext:char-shading-value="0" style:font-size-asian="10pt" style:font-weight-asian="normal" style:font-size-complex="10pt" style:font-weight-complex="normal"/>
    </style:style>
    <style:style style:name="T35" style:family="text">
      <style:text-properties style:font-name="Courier New" fo:font-size="9pt" officeooo:rsid="0053f500" fo:background-color="transparent" loext:char-shading-value="0" style:font-size-asian="10pt" style:font-weight-asian="normal" style:font-size-complex="10pt" style:font-weight-complex="normal"/>
    </style:style>
    <style:style style:name="T36" style:family="text">
      <style:text-properties style:font-name="Courier New" fo:font-size="9pt" fo:font-style="normal" fo:font-weight="normal" fo:background-color="transparent" loext:char-shading-value="0"/>
    </style:style>
    <style:style style:name="T37" style:family="text">
      <style:text-properties style:font-name="Courier New" fo:font-size="9pt" fo:font-style="normal" fo:font-weight="normal" officeooo:rsid="0005c5d3" fo:background-color="transparent" loext:char-shading-value="0"/>
    </style:style>
    <style:style style:name="T38" style:family="text">
      <style:text-properties style:font-name="Courier New" fo:font-size="9pt" fo:font-style="normal" fo:font-weight="normal" officeooo:rsid="0011717d" fo:background-color="transparent" loext:char-shading-value="0"/>
    </style:style>
    <style:style style:name="T39" style:family="text">
      <style:text-properties style:font-name="Courier New" fo:font-size="9pt" fo:font-style="normal" fo:font-weight="normal" officeooo:rsid="0011e942" fo:background-color="transparent" loext:char-shading-value="0"/>
    </style:style>
    <style:style style:name="T40" style:family="text">
      <style:text-properties style:font-name="Courier New" fo:font-size="9pt" fo:font-style="normal" fo:font-weight="normal" officeooo:rsid="000f7bd3" fo:background-color="transparent" loext:char-shading-value="0"/>
    </style:style>
    <style:style style:name="T41" style:family="text">
      <style:text-properties style:font-name="Courier New" fo:font-size="9pt" fo:font-style="normal" fo:font-weight="normal" officeooo:rsid="0030c4a5" fo:background-color="transparent" loext:char-shading-value="0"/>
    </style:style>
    <style:style style:name="T42" style:family="text">
      <style:text-properties style:font-name="Courier New" fo:font-size="9pt" fo:font-style="normal" fo:font-weight="normal" officeooo:rsid="00430151" fo:background-color="transparent" loext:char-shading-value="0"/>
    </style:style>
    <style:style style:name="T43" style:family="text">
      <style:text-properties style:font-name="Courier New" fo:font-size="9pt" fo:font-style="normal" fo:font-weight="normal" officeooo:rsid="005b5183" fo:background-color="transparent" loext:char-shading-value="0"/>
    </style:style>
    <style:style style:name="T44" style:family="text">
      <style:text-properties style:font-name="Courier New" fo:font-size="9pt" fo:font-style="normal" fo:font-weight="normal" officeooo:rsid="0063f678" fo:background-color="transparent" loext:char-shading-value="0"/>
    </style:style>
    <style:style style:name="T45" style:family="text">
      <style:text-properties style:font-name="Courier New" fo:font-size="9pt" fo:font-style="normal" fo:font-weight="normal" officeooo:rsid="0065a1c5" fo:background-color="transparent" loext:char-shading-value="0"/>
    </style:style>
    <style:style style:name="T46" style:family="text">
      <style:text-properties style:font-name="Courier New" fo:font-size="9pt" fo:font-style="normal" fo:font-weight="normal" officeooo:rsid="006bd1e6" fo:background-color="transparent" loext:char-shading-value="0"/>
    </style:style>
    <style:style style:name="T47" style:family="text">
      <style:text-properties officeooo:rsid="0003071a"/>
    </style:style>
    <style:style style:name="T48" style:family="text">
      <style:text-properties fo:font-variant="normal" fo:text-transform="none" fo:color="#000000" style:font-name="Courier New" fo:font-size="9.75pt" fo:letter-spacing="normal" fo:font-style="normal" fo:font-weight="normal" officeooo:rsid="0011e942" fo:background-color="transparent" loext:char-shading-value="0"/>
    </style:style>
    <style:style style:name="T49" style:family="text">
      <style:text-properties fo:font-variant="normal" fo:text-transform="none" fo:color="#000000" style:font-name="Courier New" fo:font-size="9.75pt" fo:letter-spacing="normal" fo:font-style="normal" fo:font-weight="normal" officeooo:rsid="002d0d0f" fo:background-color="transparent" loext:char-shading-value="0"/>
    </style:style>
    <style:style style:name="T50" style:family="text">
      <style:text-properties fo:font-variant="normal" fo:text-transform="none" fo:color="#000000" style:font-name="Courier New" fo:font-size="9.75pt" fo:letter-spacing="normal" fo:font-style="normal" fo:font-weight="normal" officeooo:rsid="0033f013" fo:background-color="transparent" loext:char-shading-value="0"/>
    </style:style>
    <style:style style:name="T51" style:family="text">
      <style:text-properties fo:font-variant="normal" fo:text-transform="none" fo:color="#000000" style:font-name="Courier New" fo:font-size="9pt" fo:letter-spacing="normal" fo:font-style="normal" fo:font-weight="normal" officeooo:rsid="0011e942" fo:background-color="transparent" loext:char-shading-value="0"/>
    </style:style>
    <style:style style:name="T52" style:family="text">
      <style:text-properties fo:font-variant="normal" fo:text-transform="none" fo:color="#000000" style:font-name="Courier New" fo:font-size="9pt" fo:letter-spacing="normal" fo:font-style="normal" fo:font-weight="normal" officeooo:rsid="001536c1" fo:background-color="transparent" loext:char-shading-value="0"/>
    </style:style>
    <style:style style:name="T53" style:family="text">
      <style:text-properties fo:font-variant="normal" fo:text-transform="none" fo:color="#000000" style:font-name="Courier New" fo:font-size="9pt" fo:letter-spacing="normal" fo:font-style="normal" fo:font-weight="normal" officeooo:rsid="0005c5d3" fo:background-color="transparent" loext:char-shading-value="0"/>
    </style:style>
    <style:style style:name="T54" style:family="text">
      <style:text-properties fo:font-variant="normal" fo:text-transform="none" fo:color="#000000" style:font-name="Courier New" fo:font-size="9pt" fo:letter-spacing="normal" fo:font-style="normal" fo:font-weight="normal" officeooo:rsid="0011717d" fo:background-color="transparent" loext:char-shading-value="0"/>
    </style:style>
    <style:style style:name="T55" style:family="text">
      <style:text-properties fo:font-variant="normal" fo:text-transform="none" fo:color="#000000" style:font-name="Courier New" fo:font-size="9pt" fo:letter-spacing="normal" fo:font-style="normal" fo:font-weight="normal" officeooo:rsid="00175696" fo:background-color="transparent" loext:char-shading-value="0"/>
    </style:style>
    <style:style style:name="T56" style:family="text">
      <style:text-properties fo:font-variant="normal" fo:text-transform="none" fo:color="#000000" style:font-name="Courier New" fo:font-size="9pt" fo:letter-spacing="normal" fo:font-style="normal" fo:font-weight="normal" officeooo:rsid="0019843e" fo:background-color="transparent" loext:char-shading-value="0"/>
    </style:style>
    <style:style style:name="T57" style:family="text">
      <style:text-properties fo:font-variant="normal" fo:text-transform="none" fo:color="#000000" style:font-name="Courier New" fo:font-size="9pt" fo:letter-spacing="normal" fo:font-style="normal" fo:font-weight="normal" officeooo:rsid="0005c5d3" fo:background-color="transparent" loext:char-shading-value="0" style:font-size-asian="10pt" style:font-size-complex="10pt"/>
    </style:style>
    <style:style style:name="T58" style:family="text">
      <style:text-properties fo:font-variant="normal" fo:text-transform="none" fo:color="#000000" style:font-name="Courier New" fo:font-size="9pt" fo:letter-spacing="normal" fo:font-style="normal" fo:font-weight="normal" officeooo:rsid="0030c4a5" fo:background-color="transparent" loext:char-shading-value="0"/>
    </style:style>
    <style:style style:name="T59" style:family="text">
      <style:text-properties fo:font-variant="normal" fo:text-transform="none" fo:color="#000000" style:font-name="Courier New" fo:font-size="9pt" fo:letter-spacing="normal" fo:font-style="normal" fo:font-weight="normal" officeooo:rsid="00407d8a" fo:background-color="transparent" loext:char-shading-value="0"/>
    </style:style>
    <style:style style:name="T60" style:family="text">
      <style:text-properties fo:font-variant="normal" fo:text-transform="none" fo:color="#000000" style:font-name="Courier New" fo:font-size="9pt" fo:letter-spacing="normal" fo:font-style="normal" fo:font-weight="normal" officeooo:rsid="00430151" fo:background-color="transparent" loext:char-shading-value="0"/>
    </style:style>
    <style:style style:name="T61" style:family="text">
      <style:text-properties fo:font-variant="normal" fo:text-transform="none" fo:color="#000000" style:font-name="Courier New" fo:font-size="9pt" fo:letter-spacing="normal" fo:font-style="normal" fo:font-weight="normal" officeooo:rsid="004c535f" fo:background-color="transparent" loext:char-shading-value="0"/>
    </style:style>
    <style:style style:name="T62" style:family="text">
      <style:text-properties fo:font-variant="normal" fo:text-transform="none" fo:color="#000000" style:font-name="Courier New" fo:font-size="9pt" fo:letter-spacing="normal" fo:font-style="normal" fo:font-weight="normal" officeooo:rsid="0052929a" fo:background-color="transparent" loext:char-shading-value="0"/>
    </style:style>
    <style:style style:name="T63" style:family="text">
      <style:text-properties fo:font-variant="normal" fo:text-transform="none" fo:color="#000000" style:font-name="Courier New" fo:font-size="9pt" fo:letter-spacing="normal" fo:font-style="normal" fo:font-weight="normal" officeooo:rsid="005cf478" fo:background-color="transparent" loext:char-shading-value="0"/>
    </style:style>
    <style:style style:name="T64" style:family="text">
      <style:text-properties fo:font-variant="normal" fo:text-transform="none" fo:color="#000000" style:font-name="Courier New" fo:font-size="9pt" fo:letter-spacing="normal" fo:font-style="normal" fo:font-weight="normal" officeooo:rsid="006f6274" fo:background-color="transparent" loext:char-shading-value="0"/>
    </style:style>
    <style:style style:name="T65" style:family="text">
      <style:text-properties fo:font-variant="normal" fo:text-transform="none" fo:color="#000000" style:font-name="Courier New" fo:font-size="9pt" fo:letter-spacing="normal" fo:font-style="normal" fo:font-weight="normal" officeooo:rsid="00713cc5" fo:background-color="transparent" loext:char-shading-value="0"/>
    </style:style>
    <style:style style:name="T66" style:family="text">
      <style:text-properties fo:font-variant="normal" fo:text-transform="none" fo:color="#000000" style:font-name="Courier New" fo:font-size="9pt" fo:letter-spacing="normal" fo:font-style="normal" fo:font-weight="normal" officeooo:rsid="0072a525" fo:background-color="transparent" loext:char-shading-value="0"/>
    </style:style>
    <style:style style:name="T67" style:family="text">
      <style:text-properties fo:font-variant="normal" fo:text-transform="none" fo:color="#000000" style:font-name="Courier New" fo:font-size="9pt" fo:letter-spacing="normal" fo:font-style="normal" fo:font-weight="normal" officeooo:rsid="0072b4ec" fo:background-color="transparent" loext:char-shading-value="0"/>
    </style:style>
    <style:style style:name="T68" style:family="text">
      <style:text-properties fo:font-variant="normal" fo:text-transform="none" fo:color="#000000" style:font-name="Courier New" fo:font-size="9pt" fo:letter-spacing="normal" fo:font-style="normal" fo:font-weight="normal" officeooo:rsid="00793f8b" fo:background-color="transparent" loext:char-shading-value="0"/>
    </style:style>
    <style:style style:name="T69" style:family="text">
      <style:text-properties fo:font-variant="normal" fo:text-transform="none" fo:color="#000000" style:font-name="Courier New" fo:font-size="9pt" fo:letter-spacing="normal" fo:font-style="normal" fo:font-weight="normal" officeooo:rsid="007af496" fo:background-color="transparent" loext:char-shading-value="0"/>
    </style:style>
    <style:style style:name="T70" style:family="text">
      <style:text-properties fo:font-variant="normal" fo:text-transform="none" fo:color="#000000" style:font-name="Courier New" fo:font-size="9pt" fo:letter-spacing="normal" fo:font-style="normal" fo:font-weight="normal" officeooo:rsid="007bb076" fo:background-color="transparent" loext:char-shading-value="0"/>
    </style:style>
    <style:style style:name="T71" style:family="text">
      <style:text-properties fo:font-variant="normal" fo:text-transform="none" fo:color="#000000" style:font-name="Courier New" fo:font-size="9pt" fo:letter-spacing="normal" fo:font-style="normal" fo:font-weight="normal" officeooo:rsid="0095e1f4" fo:background-color="transparent" loext:char-shading-value="0"/>
    </style:style>
    <style:style style:name="T72" style:family="text">
      <style:text-properties fo:font-variant="normal" fo:text-transform="none" fo:color="#000000" style:font-name="Courier New" fo:font-size="9pt" fo:letter-spacing="normal" fo:font-style="normal" fo:font-weight="normal" officeooo:rsid="00966b31" fo:background-color="transparent" loext:char-shading-value="0"/>
    </style:style>
    <style:style style:name="T73" style:family="text">
      <style:text-properties fo:font-variant="normal" fo:text-transform="none" fo:color="#000000" style:font-name="Courier New" fo:font-size="9pt" fo:letter-spacing="normal" fo:font-style="normal" fo:font-weight="normal" officeooo:rsid="00a6e26b" fo:background-color="transparent" loext:char-shading-value="0"/>
    </style:style>
    <style:style style:name="T74" style:family="text">
      <style:text-properties fo:font-variant="normal" fo:text-transform="none" fo:color="#000000" style:font-name="Courier New" fo:font-size="9pt" fo:letter-spacing="normal" fo:font-style="normal" fo:font-weight="normal" officeooo:rsid="00a72d86" fo:background-color="transparent" loext:char-shading-value="0"/>
    </style:style>
    <style:style style:name="T75" style:family="text">
      <style:text-properties fo:font-variant="normal" fo:text-transform="none" fo:color="#000000" style:font-name="Courier New" fo:font-size="9pt" fo:letter-spacing="normal" fo:font-style="normal" fo:font-weight="normal" officeooo:rsid="00a7df66" fo:background-color="transparent" loext:char-shading-value="0"/>
    </style:style>
    <style:style style:name="T76" style:family="text">
      <style:text-properties fo:font-variant="normal" fo:text-transform="none" fo:color="#000000" style:font-name="Courier New" fo:font-size="9pt" fo:letter-spacing="normal" fo:font-style="normal" fo:font-weight="normal" officeooo:rsid="00a8aa28" fo:background-color="transparent" loext:char-shading-value="0"/>
    </style:style>
    <style:style style:name="T77" style:family="text">
      <style:text-properties fo:font-variant="normal" fo:text-transform="none" fo:color="#000000" style:font-name="Courier New" fo:font-size="9pt" fo:letter-spacing="normal" fo:font-style="normal" fo:font-weight="normal" officeooo:rsid="00a9a1d2" fo:background-color="transparent" loext:char-shading-value="0"/>
    </style:style>
    <style:style style:name="T78" style:family="text">
      <style:text-properties fo:font-variant="normal" fo:text-transform="none" fo:color="#000000" style:font-name="Courier New" fo:font-size="9pt" fo:letter-spacing="normal" fo:font-style="normal" fo:font-weight="normal" officeooo:rsid="00ac0030" fo:background-color="transparent" loext:char-shading-value="0"/>
    </style:style>
    <style:style style:name="T79" style:family="text">
      <style:text-properties fo:font-variant="normal" fo:text-transform="none" fo:color="#000000" style:font-name="Courier New" fo:font-size="9pt" fo:letter-spacing="normal" fo:font-style="normal" fo:font-weight="normal" officeooo:rsid="00adf6e3" fo:background-color="transparent" loext:char-shading-value="0"/>
    </style:style>
    <style:style style:name="T80" style:family="text">
      <style:text-properties fo:font-variant="normal" fo:text-transform="none" fo:color="#000000" fo:letter-spacing="normal" fo:background-color="transparent" loext:char-shading-value="0"/>
    </style:style>
    <style:style style:name="T81" style:family="text">
      <style:text-properties fo:font-variant="normal" fo:text-transform="none" fo:color="#000000" style:font-name="Consolas" fo:font-size="10.5pt" fo:letter-spacing="normal" fo:font-style="normal" fo:font-weight="normal" fo:background-color="transparent" loext:char-shading-value="0"/>
    </style:style>
    <style:style style:name="T82" style:family="text">
      <style:text-properties fo:font-variant="normal" fo:text-transform="none" fo:color="#000000" style:font-name="Consolas" fo:font-size="10.5pt" fo:letter-spacing="normal" fo:font-style="normal" fo:font-weight="normal" officeooo:rsid="0036cdc2" fo:background-color="transparent" loext:char-shading-value="0"/>
    </style:style>
    <style:style style:name="T83" style:family="text">
      <style:text-properties fo:font-variant="normal" fo:text-transform="none" fo:color="#000000" fo:font-size="10.5pt" fo:letter-spacing="normal" fo:font-style="normal" fo:font-weight="normal" fo:background-color="transparent" loext:char-shading-value="0"/>
    </style:style>
    <style:style style:name="T84" style:family="text">
      <style:text-properties fo:font-variant="normal" fo:text-transform="none" fo:color="#000000" style:font-name="inherit" fo:font-size="9pt" fo:letter-spacing="normal" fo:font-style="normal" fo:font-weight="bold"/>
    </style:style>
    <style:style style:name="T85" style:family="text">
      <style:text-properties fo:font-variant="normal" fo:text-transform="none" fo:color="#000000" style:font-name="inherit" fo:font-size="9pt" fo:letter-spacing="normal" fo:font-style="normal" fo:font-weight="bold" officeooo:rsid="002d0d0f"/>
    </style:style>
    <style:style style:name="T86" style:family="text">
      <style:text-properties fo:font-variant="normal" fo:text-transform="none" fo:color="#000000" style:font-name="inherit" fo:font-size="9pt" fo:letter-spacing="normal" fo:font-style="normal" fo:font-weight="bold" officeooo:rsid="003023e0"/>
    </style:style>
    <style:style style:name="T87" style:family="text">
      <style:text-properties fo:font-variant="normal" fo:text-transform="none" fo:color="#000000" style:font-name="inherit" fo:font-size="9pt" fo:letter-spacing="normal" fo:font-style="normal" fo:font-weight="bold" fo:background-color="transparent" loext:char-shading-value="0"/>
    </style:style>
    <style:style style:name="T88" style:family="text">
      <style:text-properties fo:font-variant="normal" fo:text-transform="none" fo:color="#000000" style:font-name="inherit" fo:font-size="9pt" fo:letter-spacing="normal" fo:font-style="normal" fo:font-weight="bold" officeooo:rsid="002d0d0f" fo:background-color="transparent" loext:char-shading-value="0"/>
    </style:style>
    <style:style style:name="T89" style:family="text">
      <style:text-properties fo:font-variant="normal" fo:text-transform="none" fo:color="#000000" style:font-name="inherit" fo:font-size="9pt" fo:letter-spacing="normal" fo:font-style="normal" fo:font-weight="bold" officeooo:rsid="003023e0" fo:background-color="transparent" loext:char-shading-value="0"/>
    </style:style>
    <style:style style:name="T90" style:family="text">
      <style:text-properties fo:font-variant="normal" fo:text-transform="none" fo:color="#000000" style:font-name="inherit" fo:font-size="9pt" fo:letter-spacing="normal" fo:font-style="normal" fo:font-weight="bold" officeooo:rsid="0034153e"/>
    </style:style>
    <style:style style:name="T91" style:family="text">
      <style:text-properties fo:font-variant="normal" fo:text-transform="none" fo:color="#000000" style:font-name="inherit" fo:font-size="9pt" fo:letter-spacing="normal" fo:font-style="normal" fo:font-weight="bold" officeooo:rsid="0075269f"/>
    </style:style>
    <style:style style:name="T92" style:family="text">
      <style:text-properties fo:font-variant="normal" fo:text-transform="none" fo:color="#00008b" style:font-name="Consolas" fo:font-size="10.5pt" fo:letter-spacing="normal" fo:font-style="normal" fo:font-weight="normal" fo:background-color="transparent" loext:char-shading-value="0"/>
    </style:style>
    <style:style style:name="T93" style:family="text">
      <style:text-properties fo:font-variant="normal" fo:text-transform="none" fo:color="#00008b" style:font-name="Consolas" fo:font-size="10.5pt" fo:letter-spacing="normal" fo:font-style="normal" fo:font-weight="normal" officeooo:rsid="0034dc69" fo:background-color="transparent" loext:char-shading-value="0"/>
    </style:style>
    <style:style style:name="T94" style:family="text">
      <style:text-properties fo:font-variant="normal" fo:text-transform="none" fo:color="#00008b" style:font-name="Consolas" fo:font-size="10.5pt" fo:letter-spacing="normal" fo:font-style="normal" fo:font-weight="normal" officeooo:rsid="0035fed3" fo:background-color="transparent" loext:char-shading-value="0"/>
    </style:style>
    <style:style style:name="T95" style:family="text">
      <style:text-properties fo:font-variant="normal" fo:text-transform="none" fo:color="#00008b" style:font-name="Consolas" fo:font-size="10.5pt" fo:letter-spacing="normal" fo:font-style="normal" fo:font-weight="normal" officeooo:rsid="0033f013" fo:background-color="transparent" loext:char-shading-value="0"/>
    </style:style>
    <style:style style:name="T96" style:family="text">
      <style:text-properties fo:font-variant="normal" fo:text-transform="none" fo:color="#800000" style:font-name="Consolas" fo:font-size="10.5pt" fo:letter-spacing="normal" fo:font-style="normal" fo:font-weight="normal" officeooo:rsid="0011e942" fo:background-color="transparent" loext:char-shading-value="0"/>
    </style:style>
    <style:style style:name="T97" style:family="text">
      <style:text-properties fo:font-variant="normal" fo:text-transform="none" fo:color="#800000" style:font-name="Consolas" fo:font-size="10.5pt" fo:letter-spacing="normal" fo:font-style="normal" fo:font-weight="normal" officeooo:rsid="00175696" fo:background-color="transparent" loext:char-shading-value="0"/>
    </style:style>
    <style:style style:name="T98" style:family="text">
      <style:text-properties fo:font-variant="normal" fo:text-transform="none" fo:color="#800000" style:font-name="Consolas" fo:font-size="10.5pt" fo:letter-spacing="normal" fo:font-style="normal" fo:font-weight="normal" officeooo:rsid="005b5183" fo:background-color="transparent" loext:char-shading-value="0"/>
    </style:style>
    <style:style style:name="T99" style:family="text">
      <style:text-properties fo:font-variant="normal" fo:text-transform="none" fo:color="#800000" style:font-name="Consolas" fo:font-size="10.5pt" fo:letter-spacing="normal" fo:font-style="normal" fo:font-weight="normal" officeooo:rsid="0060a4e0" fo:background-color="transparent" loext:char-shading-value="0"/>
    </style:style>
    <style:style style:name="T100" style:family="text">
      <style:text-properties fo:font-variant="normal" fo:text-transform="none" fo:color="#800000" style:font-name="Consolas" fo:font-size="10.5pt" fo:letter-spacing="normal" fo:font-style="normal" fo:font-weight="normal" officeooo:rsid="0075ac00" fo:background-color="transparent" loext:char-shading-value="0"/>
    </style:style>
    <style:style style:name="T101" style:family="text">
      <style:text-properties fo:font-variant="normal" fo:text-transform="none" fo:color="#008080" style:font-name="inherit" fo:font-size="9pt" fo:letter-spacing="normal" fo:font-style="normal" fo:font-weight="bold"/>
    </style:style>
    <style:style style:name="T102" style:family="text">
      <style:text-properties fo:font-variant="normal" fo:text-transform="none" fo:color="#008080" style:font-name="inherit" fo:font-size="9pt" fo:letter-spacing="normal" fo:font-style="normal" fo:font-weight="bold" fo:background-color="transparent" loext:char-shading-value="0"/>
    </style:style>
    <style:style style:name="T103" style:family="text">
      <style:text-properties fo:font-variant="normal" fo:text-transform="none" fo:color="#006fe0" style:font-name="Consolas1" fo:font-size="9pt" fo:letter-spacing="normal" fo:font-style="normal" fo:font-weight="bold"/>
    </style:style>
    <style:style style:name="T104" style:family="text">
      <style:text-properties fo:font-variant="normal" fo:text-transform="none" fo:color="#006fe0" style:font-name="Consolas1" fo:font-size="9pt" fo:letter-spacing="normal" fo:font-style="normal" fo:font-weight="bold" fo:background-color="transparent" loext:char-shading-value="0"/>
    </style:style>
    <style:style style:name="T105" style:family="text">
      <style:text-properties fo:font-variant="normal" fo:text-transform="none" fo:color="#026789" style:font-name="Courier New" fo:font-size="9.75pt" fo:letter-spacing="normal" fo:font-style="normal" fo:font-weight="bold" officeooo:rsid="006f6274" fo:background-color="transparent" loext:char-shading-value="0"/>
    </style:style>
    <style:style style:name="T106" style:family="text">
      <style:text-properties officeooo:rsid="00044b53"/>
    </style:style>
    <style:style style:name="T107" style:family="text">
      <style:text-properties officeooo:rsid="0004ae42"/>
    </style:style>
    <style:style style:name="T108" style:family="text">
      <style:text-properties officeooo:rsid="0005c5d3"/>
    </style:style>
    <style:style style:name="T109" style:family="text">
      <style:text-properties officeooo:rsid="0007b738"/>
    </style:style>
    <style:style style:name="T110" style:family="text">
      <style:text-properties officeooo:rsid="000f7bd3"/>
    </style:style>
    <style:style style:name="T111" style:family="text">
      <style:text-properties fo:font-size="9pt" fo:font-style="normal" fo:font-weight="normal"/>
    </style:style>
    <style:style style:name="T112" style:family="text">
      <style:text-properties fo:font-size="9pt" fo:font-style="normal" fo:font-weight="normal" officeooo:rsid="000f7bd3"/>
    </style:style>
    <style:style style:name="T113" style:family="text">
      <style:text-properties fo:font-size="9pt" fo:font-style="normal" fo:font-weight="normal" officeooo:rsid="0005c5d3"/>
    </style:style>
    <style:style style:name="T114" style:family="text">
      <style:text-properties fo:font-size="9pt" fo:font-style="normal" fo:font-weight="normal" officeooo:rsid="0011e942"/>
    </style:style>
    <style:style style:name="T115" style:family="text">
      <style:text-properties style:text-underline-style="none"/>
    </style:style>
    <style:style style:name="T116" style:family="text">
      <style:text-properties style:text-underline-style="none" officeooo:rsid="000f7bd3"/>
    </style:style>
    <style:style style:name="T117" style:family="text">
      <style:text-properties style:text-underline-style="none" officeooo:rsid="0017ae33"/>
    </style:style>
    <style:style style:name="T118" style:family="text">
      <style:text-properties officeooo:rsid="0011e942"/>
    </style:style>
    <style:style style:name="T119" style:family="text">
      <style:text-properties style:font-name="Consolas" fo:font-size="10.5pt" officeooo:rsid="002d0b9d" fo:background-color="transparent" loext:char-shading-value="0"/>
    </style:style>
    <style:style style:name="T120" style:family="text">
      <style:text-properties style:font-name="Consolas" fo:font-size="10.5pt" officeooo:rsid="0035fed3" fo:background-color="transparent" loext:char-shading-value="0"/>
    </style:style>
    <style:style style:name="T121" style:family="text">
      <style:text-properties style:font-name="Consolas" fo:font-size="10.5pt" officeooo:rsid="0004ae42" fo:background-color="transparent" loext:char-shading-value="0"/>
    </style:style>
    <style:style style:name="T122" style:family="text">
      <style:text-properties fo:color="#00008b" style:font-name="Consolas" fo:font-size="10.5pt" fo:background-color="transparent" loext:char-shading-value="0"/>
    </style:style>
    <style:style style:name="T123" style:family="text">
      <style:text-properties fo:color="#00008b" style:font-name="Consolas" fo:font-size="10.5pt" officeooo:rsid="002d0b9d" fo:background-color="transparent" loext:char-shading-value="0"/>
    </style:style>
    <style:style style:name="T124" style:family="text">
      <style:text-properties fo:color="#00008b" style:font-name="Consolas" fo:font-size="10.5pt" officeooo:rsid="0035fed3" fo:background-color="transparent" loext:char-shading-value="0"/>
    </style:style>
    <style:style style:name="T125" style:family="text">
      <style:text-properties fo:color="#00008b" style:font-name="Consolas" fo:font-size="10.5pt" officeooo:rsid="0004ae42" fo:background-color="transparent" loext:char-shading-value="0"/>
    </style:style>
    <style:style style:name="T126" style:family="text">
      <style:text-properties fo:color="#800000" style:font-name="Consolas" fo:font-size="10.5pt" officeooo:rsid="0077796c" fo:background-color="transparent" loext:char-shading-value="0"/>
    </style:style>
    <style:style style:name="T127" style:family="text">
      <style:text-properties fo:color="#800000" style:font-name="Consolas" fo:font-size="10.5pt" officeooo:rsid="007e529f" fo:background-color="transparent" loext:char-shading-value="0"/>
    </style:style>
    <style:style style:name="T128" style:family="text">
      <style:text-properties fo:color="#008080" style:font-name="Consolas1" fo:font-size="9pt" fo:font-weight="bold"/>
    </style:style>
    <style:style style:name="T129" style:family="text">
      <style:text-properties style:font-name="Consolas1" fo:font-size="9pt" fo:font-weight="bold"/>
    </style:style>
    <style:style style:name="T130" style:family="text">
      <style:text-properties fo:color="#006fe0"/>
    </style:style>
    <style:style style:name="T131" style:family="text">
      <style:text-properties fo:color="#009999" style:font-name="Consolas1" fo:font-size="9pt" fo:font-weight="bold" officeooo:rsid="0034153e"/>
    </style:style>
    <style:style style:name="T132" style:family="text">
      <style:text-properties fo:color="#333333" style:font-name="Consolas1" fo:font-size="9pt" fo:font-weight="bold"/>
    </style:style>
    <style:style style:name="T133" style:family="text">
      <style:text-properties fo:color="#333333" style:font-name="Consolas1" fo:font-size="9pt" fo:font-weight="bold" officeooo:rsid="0005c5d3" fo:background-color="transparent" loext:char-shading-value="0"/>
    </style:style>
    <style:style style:name="T134" style:family="text">
      <style:text-properties fo:color="#333333" style:font-name="Consolas1" fo:font-size="9pt" officeooo:rsid="003ca81d" style:font-weight-asian="normal" style:font-weight-complex="normal"/>
    </style:style>
    <style:style style:name="T135" style:family="text">
      <style:text-properties fo:color="#333333" style:font-name="Consolas1" fo:font-size="9pt" officeooo:rsid="003ca81d" fo:background-color="transparent" loext:char-shading-value="0" style:font-weight-asian="normal" style:font-weight-complex="normal"/>
    </style:style>
    <style:style style:name="T136" style:family="text">
      <style:text-properties fo:color="#333333" style:font-name="Consolas1" fo:font-size="9pt" officeooo:rsid="00430151" fo:background-color="transparent" loext:char-shading-value="0" style:font-weight-asian="normal" style:font-weight-complex="normal"/>
    </style:style>
    <style:style style:name="T137" style:family="text">
      <style:text-properties fo:color="#333333" style:font-name="Consolas1" fo:font-size="9pt" officeooo:rsid="003ca81d" fo:background-color="transparent" loext:char-shading-value="0" style:font-size-asian="10pt" style:font-weight-asian="normal" style:font-size-complex="10pt" style:font-weight-complex="normal"/>
    </style:style>
    <style:style style:name="T138" style:family="text">
      <style:text-properties fo:color="#333333" style:font-name="Consolas1" fo:font-size="9pt" officeooo:rsid="00430151" fo:background-color="transparent" loext:char-shading-value="0" style:font-size-asian="10pt" style:font-weight-asian="normal" style:font-size-complex="10pt" style:font-weight-complex="normal"/>
    </style:style>
    <style:style style:name="T139" style:family="text">
      <style:text-properties fo:color="#333333" style:font-name="Consolas1" fo:font-size="9pt" officeooo:rsid="004d2a33" fo:background-color="transparent" loext:char-shading-value="0" style:font-size-asian="10pt" style:font-weight-asian="normal" style:font-size-complex="10pt" style:font-weight-complex="normal"/>
    </style:style>
    <style:style style:name="T140" style:family="text">
      <style:text-properties fo:color="#333333" style:font-name="Consolas1" fo:font-size="9pt" officeooo:rsid="004e0cb6" fo:background-color="transparent" loext:char-shading-value="0" style:font-size-asian="10pt" style:font-weight-asian="normal" style:font-size-complex="10pt" style:font-weight-complex="normal"/>
    </style:style>
    <style:style style:name="T141" style:family="text">
      <style:text-properties fo:color="#333333" style:font-name="Consolas1" fo:font-size="9pt" officeooo:rsid="004fcc9c" fo:background-color="transparent" loext:char-shading-value="0" style:font-size-asian="10pt" style:font-weight-asian="normal" style:font-size-complex="10pt" style:font-weight-complex="normal"/>
    </style:style>
    <style:style style:name="T142" style:family="text">
      <style:text-properties fo:color="#333333" style:font-name="Consolas1" fo:font-size="9pt" officeooo:rsid="005063d7" fo:background-color="transparent" loext:char-shading-value="0" style:font-size-asian="10pt" style:font-weight-asian="normal" style:font-size-complex="10pt" style:font-weight-complex="normal"/>
    </style:style>
    <style:style style:name="T143" style:family="text">
      <style:text-properties fo:color="#333333" style:font-name="Consolas1" fo:font-size="9pt" officeooo:rsid="005226db" fo:background-color="transparent" loext:char-shading-value="0" style:font-size-asian="10pt" style:font-weight-asian="normal" style:font-size-complex="10pt" style:font-weight-complex="normal"/>
    </style:style>
    <style:style style:name="T144" style:family="text">
      <style:text-properties fo:color="#333333" style:font-name="Consolas1" fo:font-size="9pt" officeooo:rsid="005273f9" fo:background-color="transparent" loext:char-shading-value="0" style:font-size-asian="10pt" style:font-weight-asian="normal" style:font-size-complex="10pt" style:font-weight-complex="normal"/>
    </style:style>
    <style:style style:name="T145" style:family="text">
      <style:text-properties fo:color="#333333" style:font-name="Consolas1" fo:font-size="9pt" fo:font-style="normal" fo:font-weight="normal" officeooo:rsid="003ca81d" fo:background-color="transparent" loext:char-shading-value="0" style:font-weight-asian="normal" style:font-weight-complex="normal"/>
    </style:style>
    <style:style style:name="T146" style:family="text">
      <style:text-properties fo:color="#333333" style:font-name="Consolas1" fo:font-size="9pt" fo:font-style="normal" fo:font-weight="normal" officeooo:rsid="0044561e" fo:background-color="transparent" loext:char-shading-value="0" style:font-weight-asian="normal" style:font-weight-complex="normal"/>
    </style:style>
    <style:style style:name="T147" style:family="text">
      <style:text-properties fo:color="#333333" style:font-name="Consolas1" fo:font-size="9pt" fo:font-style="normal" fo:font-weight="normal" officeooo:rsid="00496a2d" fo:background-color="transparent" loext:char-shading-value="0" style:font-weight-asian="normal" style:font-weight-complex="normal"/>
    </style:style>
    <style:style style:name="T148" style:family="text">
      <style:text-properties fo:color="#333333" style:font-name="Consolas1" fo:font-size="9pt" fo:font-style="normal" fo:font-weight="normal" officeooo:rsid="004a9d4c" fo:background-color="transparent" loext:char-shading-value="0" style:font-weight-asian="normal" style:font-weight-complex="normal"/>
    </style:style>
    <style:style style:name="T149" style:family="text">
      <style:text-properties fo:color="#333333" style:font-name="Consolas1" fo:font-size="9pt" fo:font-style="normal" fo:font-weight="normal" officeooo:rsid="005cf478" fo:background-color="transparent" loext:char-shading-value="0" style:font-weight-asian="normal" style:font-weight-complex="normal"/>
    </style:style>
    <style:style style:name="T150" style:family="text">
      <style:text-properties fo:color="#333333" style:font-name="Consolas1" fo:font-size="9pt" fo:font-style="normal" fo:font-weight="normal" officeooo:rsid="003ca81d" fo:background-color="transparent" loext:char-shading-value="0" style:font-size-asian="10pt" style:font-weight-asian="normal" style:font-size-complex="10pt" style:font-weight-complex="normal"/>
    </style:style>
    <style:style style:name="T151" style:family="text">
      <style:text-properties fo:color="#333333" style:font-name="Consolas1" fo:font-size="9pt" fo:font-style="normal" fo:font-weight="normal" officeooo:rsid="004d2a33" fo:background-color="transparent" loext:char-shading-value="0" style:font-size-asian="10pt" style:font-weight-asian="normal" style:font-size-complex="10pt" style:font-weight-complex="normal"/>
    </style:style>
    <style:style style:name="T152" style:family="text">
      <style:text-properties fo:color="#333333" style:font-name="Consolas1" fo:font-size="9pt" fo:font-style="normal" fo:font-weight="normal" officeooo:rsid="00430151" fo:background-color="transparent" loext:char-shading-value="0" style:font-size-asian="10pt" style:font-weight-asian="normal" style:font-size-complex="10pt" style:font-weight-complex="normal"/>
    </style:style>
    <style:style style:name="T153" style:family="text">
      <style:text-properties fo:color="#333333" style:font-name="Consolas1" fo:font-size="9pt" fo:font-style="normal" fo:font-weight="normal" officeooo:rsid="004e0cb6" fo:background-color="transparent" loext:char-shading-value="0" style:font-size-asian="10pt" style:font-weight-asian="normal" style:font-size-complex="10pt" style:font-weight-complex="normal"/>
    </style:style>
    <style:style style:name="T154" style:family="text">
      <style:text-properties fo:color="#333333" style:font-name="Consolas1" fo:font-size="9pt" fo:font-style="normal" fo:font-weight="normal" officeooo:rsid="005063d7" fo:background-color="transparent" loext:char-shading-value="0" style:font-size-asian="10pt" style:font-weight-asian="normal" style:font-size-complex="10pt" style:font-weight-complex="normal"/>
    </style:style>
    <style:style style:name="T155" style:family="text">
      <style:text-properties fo:color="#333333" style:font-name="Courier New" fo:font-size="9pt" fo:font-weight="bold" officeooo:rsid="0011717d" fo:background-color="transparent" loext:char-shading-value="0"/>
    </style:style>
    <style:style style:name="T156" style:family="text">
      <style:text-properties fo:color="#333333" style:font-name="Courier New" fo:font-size="9pt" fo:font-style="normal" fo:font-weight="normal" officeooo:rsid="0044561e" fo:background-color="transparent" loext:char-shading-value="0" style:font-weight-asian="normal" style:font-weight-complex="normal"/>
    </style:style>
    <style:style style:name="T157" style:family="text">
      <style:text-properties officeooo:rsid="0031c8d5"/>
    </style:style>
    <style:style style:name="T158" style:family="text">
      <style:text-properties officeooo:rsid="00417e28"/>
    </style:style>
    <style:style style:name="T159" style:family="text">
      <style:text-properties officeooo:rsid="0046caab"/>
    </style:style>
    <style:style style:name="T160" style:family="text">
      <style:text-properties officeooo:rsid="00986bb5"/>
    </style:style>
    <style:style style:name="T161" style:family="text">
      <style:text-properties officeooo:rsid="00a05265"/>
    </style:style>
    <style:style style:name="T162" style:family="text">
      <style:text-properties fo:color="#000000" officeooo:rsid="0004ae42"/>
    </style:style>
    <style:style style:name="T163" style:family="text">
      <style:text-properties fo:color="#000000" officeooo:rsid="00044b53"/>
    </style:style>
    <style:style style:name="T164" style:family="text">
      <style:text-properties fo:color="#000000" officeooo:rsid="00a2fcfc"/>
    </style:style>
    <style:style style:name="T165" style:family="text">
      <style:text-properties fo:color="#000000" style:font-name="Courier New" officeooo:rsid="0004ae42" fo:background-color="transparent" loext:char-shading-value="0"/>
    </style:style>
    <style:style style:name="T166" style:family="text">
      <style:text-properties fo:color="#000000" style:font-name="Courier New" officeooo:rsid="00b18688" fo:background-color="transparent" loext:char-shading-value="0"/>
    </style:style>
    <style:style style:name="T167" style:family="text">
      <style:text-properties officeooo:rsid="00a61f0a"/>
    </style:style>
    <style:style style:name="T168" style:family="text">
      <style:text-properties officeooo:rsid="00ab305b"/>
    </style:style>
    <style:style style:name="T169" style:family="text">
      <style:text-properties officeooo:rsid="00b50fb7"/>
    </style:style>
    <style:style style:name="T170" style:family="text">
      <style:text-properties officeooo:rsid="00b7f20f"/>
    </style:style>
    <style:style style:name="T171" style:family="text">
      <style:text-properties officeooo:rsid="00b9ca00"/>
    </style:style>
    <style:style style:name="T172" style:family="text">
      <style:text-properties officeooo:rsid="00ba8ce7"/>
    </style:style>
    <style:style style:name="T173" style:family="text">
      <style:text-properties officeooo:rsid="00bc58e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UPDATE `stock_inputs` SET `year`= SUBSTRING(`period`,1,4)</text:p>
      <text:p text:style-name="P57"/>
      <text:p text:style-name="P57"><text:span text:style-name="T109">CALL</text:span> <text:span text:style-name="T47">REP_INV_KARDEX_CALENDAR(3, 2, '1900-01-01', '2015-12-31');</text:span></text:p>
      <text:p text:style-name="P57"><text:span text:style-name="T109">CALL</text:span> <text:span text:style-name="T47">REP_INV_KARDEX_CALENDAR(2, 2, '1900-01-01', '2015-12-31');</text:span></text:p>
      <text:p text:style-name="P60"><text:span text:style-name="T109">CALL</text:span> <text:span text:style-name="T47">REP_INV_KARDEX_FILTER(</text:span><text:span text:style-name="T162">p_user_id, </text:span><text:span text:style-name="T163">p_years, p_periods</text:span><text:span text:style-name="T47">);</text:span></text:p>
      <text:p text:style-name="P60"/>
      <text:p text:style-name="P58"><text:span text:style-name="T109">DROP </text:span>PROCEDURE <text:span text:style-name="T47">REP_INV_KARDEX_CALENDAR;</text:span></text:p>
      <text:p text:style-name="P59"><text:span text:style-name="T109">DROP </text:span>PROCEDURE <text:span text:style-name="T47">REP_INV_KARDEX_COST_CENTER;</text:span></text:p>
      <text:p text:style-name="P55"/>
      <text:p text:style-name="P56"/>
      <text:p text:style-name="P56"/>
      <text:p text:style-name="P53">DELIMITER //</text:p>
      <text:p text:style-name="P54"/>
      <text:p text:style-name="P53">CREATE PROCEDURE <text:span text:style-name="T47">REP_INV_KARDEX_CALENDAR</text:span></text:p>
      <text:p text:style-name="P70">(<text:span text:style-name="T157">IN </text:span><text:span text:style-name="Source_20_Text"><text:span text:style-name="T17">p_</text:span></text:span><text:span text:style-name="Source_20_Text"><text:span text:style-name="T22">company</text:span></text:span><text:span text:style-name="Source_20_Text"><text:span text:style-name="T18"> </text:span></text:span><text:span text:style-name="Source_20_Text"><text:span text:style-name="T19">INT, </text:span></text:span><text:span text:style-name="T157">IN </text:span><text:span text:style-name="Source_20_Text"><text:span text:style-name="T17">p_</text:span></text:span><text:span text:style-name="Source_20_Text"><text:span text:style-name="T21">update</text:span></text:span><text:span text:style-name="Source_20_Text"><text:span text:style-name="T20">_</text:span></text:span><text:span text:style-name="Source_20_Text"><text:span text:style-name="T21">filter</text:span></text:span><text:span text:style-name="Source_20_Text"><text:span text:style-name="T18"> </text:span></text:span><text:span text:style-name="Source_20_Text"><text:span text:style-name="T19">INT, </text:span></text:span><text:span text:style-name="T157">IN </text:span><text:span text:style-name="Source_20_Text"><text:span text:style-name="T17">p_</text:span></text:span><text:span text:style-name="Source_20_Text"><text:span text:style-name="T20">report_type</text:span></text:span><text:span text:style-name="Source_20_Text"><text:span text:style-name="T18"> </text:span></text:span><text:span text:style-name="Source_20_Text"><text:span text:style-name="T19">INT, </text:span></text:span>IN <text:span text:style-name="T107">p_kardex_type</text:span> <text:span text:style-name="T106">INT, </text:span>IN <text:span text:style-name="T107">p_user_id</text:span> <text:span text:style-name="T106">INT, IN p_from_date DATE, IN p_to_date DATE, IN p_cost_centers VARCHAR(500), IN p_warehouses VARCHAR(500), IN p_suppliers VARCHAR(500), IN p_responsibles VARCHAR(500), IN p_years VARCHAR(500), IN p_periods VARCHAR(500), IN p_formats VARCHAR(500), IN p_articles VARCHAR(500), IN p_moneys VARCHAR(500)</text:span>)</text:p>
      <text:p text:style-name="P62">BEGIN</text:p>
      <text:p text:style-name="P71"/>
      <text:p text:style-name="P64"><text:span text:style-name="T128">DECLARE</text:span><text:span text:style-name="T130"> </text:span><text:span text:style-name="T129">v_finished</text:span><text:span text:style-name="T130"> </text:span><text:span text:style-name="T128">INTEGER</text:span><text:span text:style-name="T130"> </text:span><text:span text:style-name="T128">DEFAULT</text:span><text:span text:style-name="T130"> </text:span><text:span text:style-name="T131">FALSE</text:span><text:span text:style-name="T132">;</text:span></text:p>
      <text:p text:style-name="P65"><text:span text:style-name="T132">declare </text:span><text:span text:style-name="T134">v_</text:span><text:span text:style-name="Source_20_Text"><text:span text:style-name="T23">input, </text:span></text:span><text:span text:style-name="Source_20_Text"><text:span text:style-name="T135">v_</text:span></text:span><text:span text:style-name="Source_20_Text"><text:span text:style-name="T23">warehouse_id, </text:span></text:span><text:span text:style-name="Source_20_Text"><text:span text:style-name="T135">v_</text:span></text:span><text:span text:style-name="Source_20_Text"><text:span text:style-name="T24">period, </text:span></text:span><text:span text:style-name="Source_20_Text"><text:span text:style-name="T135">v_</text:span></text:span><text:span text:style-name="Source_20_Text"><text:span text:style-name="T23">article_id</text:span></text:span><text:span text:style-name="Source_20_Text"><text:span text:style-name="T24">, </text:span></text:span><text:span text:style-name="Source_20_Text"><text:span text:style-name="T135">v_</text:span></text:span><text:span text:style-name="Source_20_Text"><text:span text:style-name="T25">year</text:span></text:span><text:span text:style-name="Source_20_Text"><text:span text:style-name="T23"> </text:span></text:span><text:span text:style-name="Source_20_Text"><text:span text:style-name="T26">INTEGER;</text:span></text:span></text:p>
      <text:p text:style-name="P65"><text:span text:style-name="Source_20_Text"><text:span text:style-name="T133">declare</text:span></text:span><text:span text:style-name="Source_20_Text"><text:span text:style-name="T23"> </text:span></text:span><text:span text:style-name="Source_20_Text"><text:span text:style-name="T135">v_</text:span></text:span><text:span text:style-name="Source_20_Text"><text:span text:style-name="T23">warehouse_name, </text:span></text:span><text:span text:style-name="Source_20_Text"><text:span text:style-name="T135">v_</text:span></text:span><text:span text:style-name="Source_20_Text"><text:span text:style-name="T23">article_code, </text:span></text:span><text:span text:style-name="Source_20_Text"><text:span text:style-name="T135">v_</text:span></text:span><text:span text:style-name="Source_20_Text"><text:span text:style-name="T23">article_</text:span></text:span><text:span text:style-name="Source_20_Text"><text:span text:style-name="T24">name, </text:span></text:span><text:span text:style-name="Source_20_Text"><text:span text:style-name="T135">v_</text:span></text:span><text:span text:style-name="Source_20_Text"><text:span text:style-name="T23">article_symbol </text:span></text:span><text:span text:style-name="Source_20_Text"><text:span text:style-name="T26">VARCHAR(256)</text:span></text:span><text:span text:style-name="Source_20_Text"><text:span text:style-name="T23">;</text:span></text:span></text:p>
      <text:p text:style-name="P65"><text:span text:style-name="Source_20_Text"><text:span text:style-name="T133">declare</text:span></text:span><text:span text:style-name="Source_20_Text"><text:span text:style-name="T24"> </text:span></text:span><text:span text:style-name="Source_20_Text"><text:span text:style-name="T135">v_</text:span></text:span><text:span text:style-name="Source_20_Text"><text:span text:style-name="T23">issue_date</text:span></text:span><text:span text:style-name="Source_20_Text"><text:span text:style-name="T24"> </text:span></text:span><text:span text:style-name="Source_20_Text"><text:span text:style-name="T26">DATE;</text:span></text:span></text:p>
      <text:p text:style-name="P66"><text:span text:style-name="Source_20_Text"><text:span text:style-name="T133">declare</text:span></text:span><text:span text:style-name="Source_20_Text"><text:span text:style-name="T155"> </text:span></text:span><text:span text:style-name="Source_20_Text"><text:span text:style-name="T135">v_</text:span></text:span><text:span text:style-name="Source_20_Text"><text:span text:style-name="T136">i_</text:span></text:span><text:span text:style-name="Source_20_Text"><text:span text:style-name="T27">amount, </text:span></text:span><text:span text:style-name="Source_20_Text"><text:span text:style-name="T137">v_</text:span></text:span><text:span text:style-name="Source_20_Text"><text:span text:style-name="T138">i_</text:span></text:span><text:span text:style-name="Source_20_Text"><text:span text:style-name="T139">unit</text:span></text:span><text:span text:style-name="Source_20_Text"><text:span text:style-name="T138">_cost</text:span></text:span><text:span text:style-name="Source_20_Text"><text:span text:style-name="T27">, </text:span></text:span><text:span text:style-name="Source_20_Text"><text:span text:style-name="T137">v_</text:span></text:span><text:span text:style-name="Source_20_Text"><text:span text:style-name="T138">i_total_cost</text:span></text:span><text:span text:style-name="Source_20_Text"><text:span text:style-name="T27">, </text:span></text:span><text:span text:style-name="Source_20_Text"><text:span text:style-name="T137">v_</text:span></text:span><text:span text:style-name="Source_20_Text"><text:span text:style-name="T138">o_</text:span></text:span><text:span text:style-name="Source_20_Text"><text:span text:style-name="T27">amount, </text:span></text:span><text:span text:style-name="Source_20_Text"><text:span text:style-name="T137">v_</text:span></text:span><text:span text:style-name="Source_20_Text"><text:span text:style-name="T139">o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</text:span></text:span><text:span text:style-name="Source_20_Text"><text:span text:style-name="T27">, </text:span></text:span><text:span text:style-name="Source_20_Text"><text:span text:style-name="T137">v_</text:span></text:span><text:span text:style-name="Source_20_Text"><text:span text:style-name="T138">o_total_cost</text:span></text:span><text:span text:style-name="Source_20_Text"><text:span text:style-name="T27"> DECIMAL(18,4);</text:span></text:span></text:p>
      <text:p text:style-name="P64"><text:span text:style-name="Source_20_Text"><text:span text:style-name="T57"/></text:span></text:p>
      <text:p text:style-name="P4"><text:span text:style-name="T101">DEClARE</text:span><text:span text:style-name="T103"> </text:span><text:span text:style-name="T84">cur_</text:span><text:span text:style-name="T86">Re</text:span><text:span text:style-name="T90">p</text:span><text:span text:style-name="T86">Inv</text:span><text:span text:style-name="T91">Summary</text:span><text:span text:style-name="T103"> </text:span><text:span text:style-name="T101">CURSOR</text:span><text:span text:style-name="T103"> </text:span><text:span text:style-name="T101">FOR</text:span><text:span text:style-name="T103"> </text:span></text:p>
      <text:p text:style-name="P51"><text:span text:style-name="Source_20_Text"><text:span text:style-name="T80"><text:s text:c="6"/></text:span></text:span><text:span text:style-name="Source_20_Text"><text:span text:style-name="T48">SELECT </text:span></text:span><text:span text:style-name="Source_20_Text"><text:span text:style-name="T53">warehouse_id, warehouse_name, 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text:span text:style-name="Source_20_Text"><text:span text:style-name="T56">, </text:span></text:span><text:span text:style-name="Source_20_Text"><text:span text:style-name="T59">SUM(Case When input = 1 Then Amount Else 0 End) As I, </text:span></text:span><text:span text:style-name="Source_20_Text"><text:span text:style-name="T73">Coalesce(</text:span></text:span><text:span text:style-name="Source_20_Text"><text:span text:style-name="T59">SUM(Case When input = 1 Then Amount * Unit_Cost Else null End), </text:span></text:span><text:span text:style-name="Source_20_Text"><text:span text:style-name="T79">0)</text:span></text:span><text:span text:style-name="Source_20_Text"><text:span text:style-name="T59"> As i_TC, </text:span></text:span><text:span text:style-name="Source_20_Text"><text:span text:style-name="T73">Coalesce(</text:span></text:span><text:span text:style-name="Source_20_Text"><text:span text:style-name="T59">SUM(Case When input = 0 Then Amount Else 0 End), </text:span></text:span><text:span text:style-name="Source_20_Text"><text:span text:style-name="T75">0)</text:span></text:span><text:span text:style-name="Source_20_Text"><text:span text:style-name="T59"> As </text:span></text:span><text:span text:style-name="Source_20_Text"><text:span text:style-name="T74">o_aomunt</text:span></text:span><text:span text:style-name="Source_20_Text"><text:span text:style-name="T59">, </text:span></text:span><text:span text:style-name="Source_20_Text"><text:span text:style-name="T73">Coalesce(</text:span></text:span><text:span text:style-name="Source_20_Text"><text:span text:style-name="T59">SUM(Case When input = </text:span></text:span><text:span text:style-name="Source_20_Text"><text:span text:style-name="T61">0</text:span></text:span><text:span text:style-name="Source_20_Text"><text:span text:style-name="T59"> Then Amount * Unit_Cost Else null End), </text:span></text:span><text:span text:style-name="Source_20_Text"><text:span text:style-name="T74">0)</text:span></text:span><text:span text:style-name="Source_20_Text"><text:span text:style-name="T59"> As o_TC</text:span></text:span></text:p>
      <text:p text:style-name="P42"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4"><text:span text:style-name="Source_20_Text"><text:span text:style-name="T51"><text:tab/></text:span></text:span><text:span text:style-name="Source_20_Text"><text:span text:style-name="T52">GROUP BY </text:span></text:span><text:span text:style-name="Source_20_Text"><text:span text:style-name="T53">warehouse_id, warehouse_name, 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text:span text:style-name="Source_20_Text"><text:span text:style-name="T51">;</text:span></text:span></text:p>
      <text:p text:style-name="P4"><text:span text:style-name="T101">DEClARE</text:span><text:span text:style-name="T103"> </text:span><text:span text:style-name="T84">cur_</text:span><text:span text:style-name="T86">Re</text:span><text:span text:style-name="T90">p</text:span><text:span text:style-name="T86">InvDaily</text:span><text:span text:style-name="T103"> </text:span><text:span text:style-name="T101">CURSOR</text:span><text:span text:style-name="T103"> </text:span><text:span text:style-name="T101">FOR</text:span><text:span text:style-name="T103"> </text:span></text:p>
      <text:p text:style-name="P48"><text:span text:style-name="Source_20_Text"><text:span text:style-name="T80"><text:s text:c="6"/></text:span></text:span><text:span text:style-name="Source_20_Text"><text:span text:style-name="T48">SELECT </text:span></text:span><text:span text:style-name="Source_20_Text"><text:span text:style-name="T53">warehouse_id, warehouse_name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53">issue_date, 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text:span text:style-name="Source_20_Text"><text:span text:style-name="T56">, </text:span></text:span><text:span text:style-name="Source_20_Text"><text:span text:style-name="T59">SUM(Case When input = 1 Then Amount Else 0 End) As I, </text:span></text:span><text:span text:style-name="Source_20_Text"><text:span text:style-name="T73">Coalesce(</text:span></text:span><text:span text:style-name="Source_20_Text"><text:span text:style-name="T59">SUM(Case When input = 1 Then Amount * Unit_Cost Else null End), </text:span></text:span><text:span text:style-name="Source_20_Text"><text:span text:style-name="T76">0)</text:span></text:span><text:span text:style-name="Source_20_Text"><text:span text:style-name="T59"> As i_TC, SUM(Case When input = 0 Then Amount Else 0 End) As </text:span></text:span><text:span text:style-name="Source_20_Text"><text:span text:style-name="T74">o_aomunt</text:span></text:span><text:span text:style-name="Source_20_Text"><text:span text:style-name="T59">, </text:span></text:span><text:span text:style-name="Source_20_Text"><text:span text:style-name="T73">Coalesce(</text:span></text:span><text:span text:style-name="Source_20_Text"><text:span text:style-name="T59">SUM(Case When input = </text:span></text:span><text:span text:style-name="Source_20_Text"><text:span text:style-name="T61">0</text:span></text:span><text:span text:style-name="Source_20_Text"><text:span text:style-name="T59"> Then Amount * Unit_Cost Else null End), </text:span></text:span><text:span text:style-name="Source_20_Text"><text:span text:style-name="T76">0)</text:span></text:span><text:span text:style-name="Source_20_Text"><text:span text:style-name="T59"> As o_TC</text:span></text:span></text:p>
      <text:p text:style-name="P32"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39"><text:span text:style-name="Source_20_Text"><text:span text:style-name="T51"><text:tab/></text:span></text:span><text:span text:style-name="Source_20_Text"><text:span text:style-name="T52">GROUP BY </text:span></text:span><text:span text:style-name="Source_20_Text"><text:span text:style-name="T53">warehouse_id, warehouse_name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70">issue_date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text:span text:style-name="Source_20_Text"><text:span text:style-name="T51">;</text:span></text:span></text:p>
      <text:p text:style-name="P2"><text:span text:style-name="T101">DEClARE</text:span><text:span text:style-name="T103"> </text:span><text:span text:style-name="T84">cur_</text:span><text:span text:style-name="T85">RepInvMonthly</text:span><text:span text:style-name="T103"> </text:span><text:span text:style-name="T101">CURSOR</text:span><text:span text:style-name="T103"> </text:span><text:span text:style-name="T101">FOR</text:span><text:span text:style-name="T103"> </text:span></text:p>
      <text:p text:style-name="P49"><text:span text:style-name="Source_20_Text"><text:span text:style-name="T80"><text:s text:c="6"/></text:span></text:span><text:span text:style-name="Source_20_Text"><text:span text:style-name="T48">SELECT <text:s/></text:span></text:span><text:span text:style-name="Source_20_Text"><text:span text:style-name="T53">warehouse_id, warehouse_name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59">SUM(Case When input = 1 Then Amount Else 0 End) As I, </text:span></text:span><text:span text:style-name="Source_20_Text"><text:span text:style-name="T73">Coalesce(</text:span></text:span><text:span text:style-name="Source_20_Text"><text:span text:style-name="T59">SUM(Case When input = 1 Then Amount * Unit_Cost Else null End), </text:span></text:span><text:span text:style-name="Source_20_Text"><text:span text:style-name="T77">0)</text:span></text:span><text:span text:style-name="Source_20_Text"><text:span text:style-name="T59"> As i_TC, SUM(Case When input = 0 Then Amount Else 0 End) As </text:span></text:span><text:span text:style-name="Source_20_Text"><text:span text:style-name="T74">o_aomunt</text:span></text:span><text:span text:style-name="Source_20_Text"><text:span text:style-name="T59">, </text:span></text:span><text:span text:style-name="Source_20_Text"><text:span text:style-name="T73">Coalesce(</text:span></text:span><text:span text:style-name="Source_20_Text"><text:span text:style-name="T59">SUM(Case When input = </text:span></text:span><text:span text:style-name="Source_20_Text"><text:span text:style-name="T61">0</text:span></text:span><text:span text:style-name="Source_20_Text"><text:span text:style-name="T59"> Then Amount * Unit_Cost Else null End), </text:span></text:span><text:span text:style-name="Source_20_Text"><text:span text:style-name="T77">0)</text:span></text:span><text:span text:style-name="Source_20_Text"><text:span text:style-name="T59"> As o_TC</text:span></text:span></text:p>
      <text:p text:style-name="P32"><text:soft-page-break/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38"><text:span text:style-name="Source_20_Text"><text:span text:style-name="T51"><text:tab/></text:span></text:span><text:span text:style-name="Source_20_Text"><text:span text:style-name="T52">GROUP BY </text:span></text:span><text:span text:style-name="Source_20_Text"><text:span text:style-name="T53">warehouse_id, warehouse_name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text:span text:style-name="Source_20_Text"><text:span text:style-name="T51">;</text:span></text:span></text:p>
      <text:p text:style-name="P2"><text:span text:style-name="Source_20_Text"><text:span text:style-name="T102">DEClARE</text:span></text:span><text:span text:style-name="Source_20_Text"><text:span text:style-name="T104"> </text:span></text:span><text:span text:style-name="Source_20_Text"><text:span text:style-name="T87">cur_</text:span></text:span><text:span text:style-name="Source_20_Text"><text:span text:style-name="T88">RepInv</text:span></text:span><text:span text:style-name="Source_20_Text"><text:span text:style-name="T89">Yearly</text:span></text:span><text:span text:style-name="Source_20_Text"><text:span text:style-name="T104"> </text:span></text:span><text:span text:style-name="Source_20_Text"><text:span text:style-name="T102">CURSOR</text:span></text:span><text:span text:style-name="Source_20_Text"><text:span text:style-name="T104"> </text:span></text:span><text:span text:style-name="Source_20_Text"><text:span text:style-name="T102">FOR</text:span></text:span><text:span text:style-name="Source_20_Text"><text:span text:style-name="T104"> </text:span></text:span></text:p>
      <text:p text:style-name="P49"><text:span text:style-name="Source_20_Text"><text:span text:style-name="T80"><text:s text:c="6"/></text:span></text:span><text:span text:style-name="Source_20_Text"><text:span text:style-name="T48">SELECT <text:s/></text:span></text:span><text:span text:style-name="Source_20_Text"><text:span text:style-name="T53">warehouse_id, warehouse_name, </text:span></text:span><text:span text:style-name="Source_20_Text"><text:span text:style-name="T55">year</text:span></text:span><text:span text:style-name="Source_20_Text"><text:span text:style-name="T54">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59">SUM(Case When input = 1 Then Amount Else 0 End) As I, </text:span></text:span><text:span text:style-name="Source_20_Text"><text:span text:style-name="T73">Coalesce(</text:span></text:span><text:span text:style-name="Source_20_Text"><text:span text:style-name="T59">SUM(Case When input = 1 Then Amount * Unit_Cost Else null End), </text:span></text:span><text:span text:style-name="Source_20_Text"><text:span text:style-name="T77">0)</text:span></text:span><text:span text:style-name="Source_20_Text"><text:span text:style-name="T59"> As i_TC, SUM(Case When input = 0 Then Amount Else 0 End) As </text:span></text:span><text:span text:style-name="Source_20_Text"><text:span text:style-name="T74">o_aomunt</text:span></text:span><text:span text:style-name="Source_20_Text"><text:span text:style-name="T59">, </text:span></text:span><text:span text:style-name="Source_20_Text"><text:span text:style-name="T73">Coalesce(</text:span></text:span><text:span text:style-name="Source_20_Text"><text:span text:style-name="T59">SUM(Case When input = </text:span></text:span><text:span text:style-name="Source_20_Text"><text:span text:style-name="T61">0</text:span></text:span><text:span text:style-name="Source_20_Text"><text:span text:style-name="T59"> Then Amount * Unit_Cost Else null End), </text:span></text:span><text:span text:style-name="Source_20_Text"><text:span text:style-name="T77">0)</text:span></text:span><text:span text:style-name="Source_20_Text"><text:span text:style-name="T59"> As o_TC</text:span></text:span></text:p>
      <text:p text:style-name="P32"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32"><text:span text:style-name="Source_20_Text"><text:span text:style-name="T51"><text:tab/></text:span></text:span><text:span text:style-name="Source_20_Text"><text:span text:style-name="T52">GROUP BY </text:span></text:span><text:span text:style-name="Source_20_Text"><text:span text:style-name="T53">warehouse_id, warehouse_name, </text:span></text:span><text:span text:style-name="Source_20_Text"><text:span text:style-name="T55">year</text:span></text:span><text:span text:style-name="Source_20_Text"><text:span text:style-name="T54">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text:span text:style-name="Source_20_Text"><text:span text:style-name="T51">;</text:span></text:span></text:p>
      <text:p text:style-name="P32"><text:span text:style-name="Source_20_Text"><text:span text:style-name="T51"/></text:span></text:p>
      <text:p text:style-name="P13"><text:span text:style-name="Source_20_Text"><text:span text:style-name="T28">DECLARE CONTINUE HANDLER FOR NOT FOUND SET v_finished = </text:span></text:span><text:span text:style-name="Source_20_Text"><text:span text:style-name="T29">TRUE</text:span></text:span><text:span text:style-name="Source_20_Text"><text:span text:style-name="T28">;</text:span></text:span></text:p>
      <text:p text:style-name="P13"><text:span text:style-name="Source_20_Text"><text:span text:style-name="T28"/></text:span></text:p>
      <text:p text:style-name="P13"><text:span text:style-name="Source_20_Text"><text:span text:style-name="T28"/></text:span></text:p>
      <text:p text:style-name="P91"><text:span text:style-name="T117">Drop </text:span><text:span text:style-name="T116">T</text:span><text:span text:style-name="T115">able</text:span> <text:span text:style-name="T118">If Exists TmpRepInv;</text:span></text:p>
      <text:p text:style-name="P90"/>
      <text:p text:style-name="P93"><text:span text:style-name="T116">C</text:span><text:span text:style-name="T115">reate </text:span><text:span text:style-name="T116">T</text:span><text:span text:style-name="T115">able</text:span> <text:span text:style-name="T118">TmpRepInv</text:span> (<text:span text:style-name="T110">input</text:span> int, <text:span text:style-name="T108">warehouse_id</text:span> <text:span text:style-name="T110">int</text:span>, <text:span text:style-name="T108">warehouse_name varchar(256), year int, period int, issue_date date, </text:span><text:s/><text:span text:style-name="T108">article_id int, article_code varchar(12), article_name varchar(256), article_symbol varchar(256), amount </text:span>decimal(1<text:span text:style-name="T159">8</text:span>,<text:span text:style-name="T159">4</text:span>)<text:span text:style-name="T108">, unit_cost decimal(18,4)</text:span>);</text:p>
      <text:p text:style-name="P71"/>
      <text:p text:style-name="P92"><text:span text:style-name="T117">Drop </text:span><text:span text:style-name="T116">T</text:span><text:span text:style-name="T115">able</text:span> <text:span text:style-name="T118">If Exists TmpRepInvGroup;</text:span></text:p>
      <text:p text:style-name="P92"/>
      <text:p text:style-name="P93"><text:span text:style-name="T116">C</text:span><text:span text:style-name="T115">reate </text:span><text:span text:style-name="T116">T</text:span><text:span text:style-name="T115">able</text:span> <text:span text:style-name="T118">TmpRepInvGroup</text:span> (<text:span text:style-name="T108">warehouse_id</text:span> <text:span text:style-name="T110">int</text:span>, <text:span text:style-name="T108">warehouse_name varchar(256), year int, period int, issue_date date, </text:span><text:s/><text:span text:style-name="T108">article_id int, article_code varchar(12), article_name varchar(256), article_symbol varchar(256), i_amount </text:span>decimal(1<text:span text:style-name="T158">8</text:span>,<text:span text:style-name="T158">4</text:span>)<text:span text:style-name="T108">, i_unit_cost </text:span>decimal(1<text:span text:style-name="T158">8</text:span>,<text:span text:style-name="T158">4</text:span>)<text:span text:style-name="T108">, i_total_cost </text:span>decimal(1<text:span text:style-name="T158">8</text:span>,<text:span text:style-name="T158">4</text:span>)<text:span text:style-name="T108">, o_amount </text:span>decimal(1<text:span text:style-name="T158">8</text:span>,<text:span text:style-name="T158">4</text:span>)<text:span text:style-name="T108">, o_unit_cost </text:span>decimal(1<text:span text:style-name="T158">8</text:span>,<text:span text:style-name="T158">4</text:span>)<text:span text:style-name="T108">, o_total_cost </text:span>decimal(1<text:span text:style-name="T158">8</text:span>,<text:span text:style-name="T158">4</text:span>));</text:p>
      <text:p text:style-name="P92"/>
      <text:p text:style-name="P92">/* <text:span text:style-name="T161">Create Filters Out Controller </text:span>*/</text:p>
      <text:p text:style-name="P95">IF <text:s/><text:span text:style-name="Source_20_Text"><text:span text:style-name="T15">p_</text:span></text:span><text:span text:style-name="Source_20_Text"><text:span text:style-name="T14">update</text:span></text:span><text:span text:style-name="Source_20_Text"><text:span text:style-name="T16">_</text:span></text:span><text:span text:style-name="Source_20_Text"><text:span text:style-name="T14">filter = 1 THEN</text:span></text:span></text:p>
      <text:p text:style-name="P96"><text:span text:style-name="T109"><text:tab/>CALL</text:span> <text:span text:style-name="T47">REP_INV_KARDEX_FILTER(</text:span><text:span text:style-name="Source_20_Text"><text:span text:style-name="T165">p_</text:span></text:span><text:span text:style-name="Source_20_Text"><text:span text:style-name="T166">company, </text:span></text:span><text:span text:style-name="T162">p_user_id, </text:span><text:span text:style-name="T163">p_cost_centers, p_warehouses, </text:span><text:span text:style-name="T164">p_suppliers, </text:span><text:span text:style-name="T163">p_responsibles, </text:span><text:span text:style-name="T164">p_years, p_periods, p_formats, p_articles, p_moneys</text:span><text:span text:style-name="T47">);</text:span></text:p>
      <text:p text:style-name="P95">END IF;</text:p>
      <text:p text:style-name="P95"/>
      <text:p text:style-name="P94">/* <text:span text:style-name="T160">Report Inventory Temporal </text:span>*/</text:p>
      <text:p text:style-name="P76">INSERT INTO <text:s/><text:span text:style-name="T114">TmpRepInv</text:span><text:span text:style-name="T112"> </text:span><text:span text:style-name="T111">( </text:span><text:span text:style-name="T113">input, warehouse_id, warehouse_name</text:span><text:span text:style-name="T111">, year</text:span><text:span text:style-name="T113">, </text:span><text:span text:style-name="T111">period, </text:span><text:span text:style-name="T113">issue_date, article_id, article_code, article_</text:span><text:span text:style-name="T111">name, </text:span><text:span text:style-name="T113">article_symbol, </text:span><text:span text:style-name="T111">amount, </text:span><text:span text:style-name="T113">unit_cost </text:span><text:span text:style-name="T111">)</text:span></text:p>
      <text:p text:style-name="P77">SELECT</text:p>
      <text:p text:style-name="P77">`stock_inputs`.`input`,</text:p>
      <text:p text:style-name="P77">`stock_inputs`.`warehouse_id`,</text:p>
      <text:p text:style-name="P77">`warehouses`.`name` AS warehouse_name,</text:p>
      <text:p text:style-name="P78">`stock_inputs`.`year`,</text:p>
      <text:p text:style-name="P78">`stock_inputs`.`period`,</text:p>
      <text:p text:style-name="P77">`stock_inputs`.`issue_date`,</text:p>
      <text:p text:style-name="P87">`delivery_order_details`.`article_id` AS article_id,</text:p>
      <text:p text:style-name="P87"><text:soft-page-break/>`articles`.`code` AS article_code,</text:p>
      <text:p text:style-name="P87">`articles`.`name` AS article_name,</text:p>
      <text:p text:style-name="P87">unit_of_measurements.symbol AS article_symbol,</text:p>
      <text:p text:style-name="P77">stock_input_details.amount,</text:p>
      <text:p text:style-name="P83">stock_input_details.<text:span text:style-name="T168">unit_cost</text:span></text:p>
      <text:p text:style-name="P79">FROM `stock_input_details` </text:p>
      <text:p text:style-name="P80">INNER JOIN `stock_inputs` ON `stock_inputs`.`id` = `stock_input_details`.`stock_input_id` AND `stock_inputs`.`status` = 'A'</text:p>
      <text:p text:style-name="P81">INNER JOIN `warehouses` ON `warehouses`.`id` = `stock_inputs`.`warehouse_id` AND `warehouses`.`status` = 'A'</text:p>
      <text:p text:style-name="P82">INNER JOIN `rep_inv_<text:span text:style-name="T167">cost_center</text:span>s` ON `rep_inv_<text:span text:style-name="T167">cost_center</text:span>s`.`id` = `warehouses`.`<text:span text:style-name="T167">cost_center</text:span>_id`</text:p>
      <text:p text:style-name="P82">INNER JOIN `rep_inv_warehouses` ON `rep_inv_warehouses`.`id` = `stock_inputs`.`warehouse_id`</text:p>
      <text:p text:style-name="P81">INNER JOIN `rep_inv_suppliers` ON `rep_inv_suppliers`.`id` = `stock_inputs`.`supplier_id`</text:p>
      <text:p text:style-name="P81">INNER JOIN `rep_inv_years` ON `rep_inv_years`.`id` = `stock_inputs`.`year`</text:p>
      <text:p text:style-name="P81">INNER JOIN `rep_inv_periods` ON `rep_inv_periods`.`id` = `stock_inputs`.`period` INNER JOIN `rep_inv_formats` ON `rep_inv_formats`.`id` = `stock_inputs`.`format_id`</text:p>
      <text:p text:style-name="P86"><text:span text:style-name="T172">INNER</text:span> JOIN `purchase_order_details` ON `purchase_order_details`.`id` = `stock_input_details`.`purchase_order_detail_id`</text:p>
      <text:p text:style-name="P81"><text:span text:style-name="T172">INNER</text:span> JOIN `delivery_order_details` ON `delivery_order_details`.`id` = `purchase_order_details`.`delivery_order_detail_id`</text:p>
      <text:p text:style-name="P81"><text:span text:style-name="T172">INNER</text:span> JOIN `articles` ON `articles`.`id` = `delivery_order_details`.`article_id`</text:p>
      <text:p text:style-name="P86"><text:span text:style-name="T172">INNER</text:span> JOIN `rep_inv_articles` `rep_inv_articles_delivery_order_details` ON `rep_inv_articles_delivery_order_details`.`id` = `delivery_order_details`.`article_id`</text:p>
      <text:p text:style-name="P86"><text:span text:style-name="T172">INNER</text:span> JOIN `unit_of_measurements` ON `unit_of_measurements`.`id` = `articles`.`unit_of_measurement_id`</text:p>
      <text:p text:style-name="P81"><text:span text:style-name="T173">INNER</text:span> JOIN `purchase_orders` ON `purchase_orders`.`id` = `purchase_order_details`.`purchase_order_id`</text:p>
      <text:p text:style-name="P81"><text:span text:style-name="T173">INNER</text:span> JOIN `rep_inv_moneys` ON `rep_inv_moneys`.`id` = `purchase_orders`.`money_id`</text:p>
      <text:p text:style-name="P84">WHERE `stock_inputs`.`input` <text:span text:style-name="T169">= 1</text:span></text:p>
      <text:p text:style-name="P84"><text:span text:style-name="T169">AND </text:span>`stock_input_details`.`status` = 'A'</text:p>
      <text:p text:style-name="P72"><text:span text:style-name="T108">AND `rep_inv_warehouses`.`user` = <text:s/></text:span><text:span text:style-name="T1">p_user_id</text:span></text:p>
      <text:p text:style-name="P72"><text:span text:style-name="T108">AND `rep_inv_suppliers`.`user` = <text:s/></text:span><text:span text:style-name="T1">p_user_id</text:span></text:p>
      <text:p text:style-name="P72"><text:span text:style-name="T108">AND `rep_inv_years`.`user` = <text:s/></text:span><text:span text:style-name="T1">p_user_id</text:span></text:p>
      <text:p text:style-name="P72"><text:span text:style-name="T108">AND `rep_inv_periods`.`user` = <text:s/></text:span><text:span text:style-name="T1">p_user_id</text:span></text:p>
      <text:p text:style-name="P72"><text:span text:style-name="T108">AND `rep_inv_formats`.`user` = <text:s/></text:span><text:span text:style-name="T1">p_user_id</text:span></text:p>
      <text:p text:style-name="P73"><text:span text:style-name="T108">AND `stock_inputs`.`issue_date` &gt;= <text:s/></text:span><text:span text:style-name="T3">p_from_date</text:span></text:p>
      <text:p text:style-name="P73"><text:span text:style-name="T108">AND `stock_inputs`.`issue_date` &lt;= <text:s/></text:span><text:span text:style-name="T3">p_to_date</text:span></text:p>
      <text:p text:style-name="P98"><text:span text:style-name="T108">AND `rep_inv_articles_delivery_order_details`.`user` = </text:span><text:span text:style-name="T1">p_user_id</text:span></text:p>
      <text:p text:style-name="P98"><text:span text:style-name="T13">ORDER BY 5, 6, 9, 1 DESC</text:span><text:span text:style-name="T2">;</text:span></text:p>
      <text:p text:style-name="P72"><text:soft-page-break/></text:p>
      <text:p text:style-name="P97">INSERT INTO <text:s/><text:span text:style-name="T114">TmpRepInv</text:span><text:span text:style-name="T112"> </text:span><text:span text:style-name="T111">( </text:span><text:span text:style-name="T113">input, warehouse_id, warehouse_name</text:span><text:span text:style-name="T111">, year</text:span><text:span text:style-name="T113">, </text:span><text:span text:style-name="T111">period, </text:span><text:span text:style-name="T113">issue_date, article_id, article_code, article_</text:span><text:span text:style-name="T111">name, </text:span><text:span text:style-name="T113">article_symbol, </text:span><text:span text:style-name="T111">amount, </text:span><text:span text:style-name="T113">unit_cost </text:span><text:span text:style-name="T111">)</text:span></text:p>
      <text:p text:style-name="P85">SELECT</text:p>
      <text:p text:style-name="P85">`stock_inputs`.`input`,</text:p>
      <text:p text:style-name="P85">`stock_inputs`.`warehouse_id`,</text:p>
      <text:p text:style-name="P85">`warehouses`.`name` AS warehouse_name,</text:p>
      <text:p text:style-name="P85">`stock_inputs`.`year`,</text:p>
      <text:p text:style-name="P85">`stock_inputs`.`period`,</text:p>
      <text:p text:style-name="P85">`stock_inputs`.`issue_date`,</text:p>
      <text:p text:style-name="P88">`stock_input_details`.`article_id` AS article_id,</text:p>
      <text:p text:style-name="P88">`articles`.`code` AS article_code,</text:p>
      <text:p text:style-name="P88">`articles`.`name` AS article_name,</text:p>
      <text:p text:style-name="P88">unit_of_measurements.symbol AS article_symbol,</text:p>
      <text:p text:style-name="P85">stock_input_details.amount,</text:p>
      <text:p text:style-name="P85">stock_input_details.<text:span text:style-name="T168">unit_cost</text:span></text:p>
      <text:p text:style-name="P85">FROM `stock_input_details` </text:p>
      <text:p text:style-name="P85">INNER JOIN `stock_inputs` ON `stock_inputs`.`id` = `stock_input_details`.`stock_input_id` AND `stock_inputs`.`status` = 'A'</text:p>
      <text:p text:style-name="P85">INNER JOIN `warehouses` ON `warehouses`.`id` = `stock_inputs`.`warehouse_id` AND `warehouses`.`status` = 'A'</text:p>
      <text:p text:style-name="P85">INNER JOIN `rep_inv_<text:span text:style-name="T167">cost_center</text:span>s` ON `rep_inv_<text:span text:style-name="T167">cost_center</text:span>s`.`id` = `warehouses`.`<text:span text:style-name="T167">cost_center</text:span>_id`</text:p>
      <text:p text:style-name="P85">INNER JOIN `rep_inv_warehouses` ON `rep_inv_warehouses`.`id` = `stock_inputs`.`warehouse_id`</text:p>
      <text:p text:style-name="P85">INNER JOIN `rep_inv_<text:span text:style-name="T170">responsible</text:span>s` ON `rep_inv_<text:span text:style-name="T170">responsible</text:span>s`.`id` = `stock_inputs`.`<text:span text:style-name="T170">responsible</text:span>_id`</text:p>
      <text:p text:style-name="P85">INNER JOIN `rep_inv_years` ON `rep_inv_years`.`id` = `stock_inputs`.`year`</text:p>
      <text:p text:style-name="P85">INNER JOIN `rep_inv_periods` ON `rep_inv_periods`.`id` = `stock_inputs`.`period` INNER JOIN `rep_inv_formats` ON `rep_inv_formats`.`id` = `stock_inputs`.`format_id`</text:p>
      <text:p text:style-name="P85"><text:span text:style-name="T171">INNER</text:span> JOIN `articles` ON `articles`.`id` = `stock_input_details`.`article_id`</text:p>
      <text:p text:style-name="P85"><text:span text:style-name="T171">INNER</text:span> JOIN `unit_of_measurements` ON `unit_of_measurements`.`id` = `articles`.`unit_of_measurement_id`</text:p>
      <text:p text:style-name="P85"><text:span text:style-name="T171">INNER</text:span> JOIN `rep_inv_articles` ON `rep_inv_articles`.`id` = `articles`.`id`</text:p>
      <text:p text:style-name="P85">WHERE `stock_inputs`.`input` <text:span text:style-name="T169">= 0</text:span></text:p>
      <text:p text:style-name="P85"><text:span text:style-name="T169">AND </text:span>`stock_input_details`.`status` = 'A'</text:p>
      <text:p text:style-name="P75"><text:span text:style-name="T108">AND `rep_inv_warehouses`.`user` = <text:s/></text:span><text:span text:style-name="T1">p_user_id</text:span></text:p>
      <text:p text:style-name="P75"><text:span text:style-name="T108">AND `rep_inv_responsibles`.`user` = <text:s/></text:span><text:span text:style-name="T1">p_user_id</text:span></text:p>
      <text:p text:style-name="P75"><text:span text:style-name="T108">AND `rep_inv_years`.`user` = <text:s/></text:span><text:span text:style-name="T1">p_user_id</text:span></text:p>
      <text:p text:style-name="P75"><text:span text:style-name="T108">AND `rep_inv_periods`.`user` = <text:s/></text:span><text:span text:style-name="T1">p_user_id</text:span></text:p>
      <text:p text:style-name="P75"><text:span text:style-name="T108">AND `rep_inv_formats`.`user` = <text:s/></text:span><text:span text:style-name="T1">p_user_id</text:span></text:p>
      <text:p text:style-name="P75"><text:span text:style-name="T108">AND `stock_inputs`.`issue_date` &gt;= <text:s/></text:span><text:span text:style-name="T3">p_from_date</text:span></text:p>
      <text:p text:style-name="P75"><text:span text:style-name="T108">AND `stock_inputs`.`issue_date` &lt;= <text:s/></text:span><text:span text:style-name="T3">p_to_date</text:span></text:p>
      <text:p text:style-name="P89"><text:span text:style-name="T108">AND `rep_inv_articles`.`user` = </text:span><text:span text:style-name="T1">p_user_id</text:span></text:p>
      <text:p text:style-name="P89"><text:soft-page-break/></text:p>
      <text:p text:style-name="P74"><text:span text:style-name="T108">ORDER BY 5, 6, 9, 1 DESC</text:span><text:span text:style-name="T2">;</text:span></text:p>
      <text:p text:style-name="P62"/>
      <text:p text:style-name="P69"><text:span text:style-name="Source_20_Text"><text:span text:style-name="T124">IF</text:span></text:span><text:span text:style-name="Source_20_Text"><text:span text:style-name="T122"> <text:s/></text:span></text:span><text:span text:style-name="Source_20_Text"><text:span text:style-name="T17">p_</text:span></text:span><text:span text:style-name="Source_20_Text"><text:span text:style-name="T20">report_type</text:span></text:span><text:span text:style-name="Source_20_Text"><text:span text:style-name="T119"> </text:span></text:span><text:span text:style-name="Source_20_Text"><text:span text:style-name="T120">= </text:span></text:span><text:span text:style-name="Source_20_Text"><text:span text:style-name="T127">5</text:span></text:span><text:span text:style-name="Source_20_Text"><text:span text:style-name="T119"> </text:span></text:span><text:span text:style-name="Source_20_Text"><text:span text:style-name="T123">THEN</text:span></text:span></text:p>
      <text:p text:style-name="P63"><text:span text:style-name="Source_20_Text"><text:span text:style-name="T122">CASE <text:s/></text:span></text:span><text:span text:style-name="Source_20_Text"><text:span text:style-name="T17">p_kardex_type</text:span></text:span></text:p>
      <text:p text:style-name="P43"><text:span text:style-name="Source_20_Text"><text:span text:style-name="T80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100">4</text:span></text:span><text:span text:style-name="Source_20_Text"><text:span text:style-name="T81"> </text:span></text:span><text:span text:style-name="Source_20_Text"><text:span text:style-name="T92">THEN</text:span></text:span></text:p>
      <text:p text:style-name="P50"><text:span text:style-name="Source_20_Text"><text:span text:style-name="T80"><text:s text:c="6"/></text:span></text:span><text:span text:style-name="Source_20_Text"><text:span text:style-name="T48">SELECT </text:span></text:span><text:span text:style-name="Source_20_Text"><text:span text:style-name="T53">input, warehouse_id, warehouse_name</text:span></text:span><text:span text:style-name="Source_20_Text"><text:span text:style-name="T54">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64">DATE_FORMAT(</text:span></text:span><text:span text:style-name="Source_20_Text"><text:span text:style-name="T53">issue_date, </text:span></text:span><text:span text:style-name="Source_20_Text"><text:span text:style-name="T64">'</text:span></text:span><text:span text:style-name="Source_20_Text"><text:span text:style-name="T105">%d/%m/%Y</text:span></text:span><text:span text:style-name="Source_20_Text"><text:span text:style-name="T64">')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54">amount, </text:span></text:span><text:span text:style-name="Source_20_Text"><text:span text:style-name="T78">coalesce(</text:span></text:span><text:span text:style-name="Source_20_Text"><text:span text:style-name="T65">unit_cost, </text:span></text:span><text:span text:style-name="Source_20_Text"><text:span text:style-name="T78">0)</text:span></text:span><text:span text:style-name="Source_20_Text"><text:span text:style-name="T65">, </text:span></text:span><text:span text:style-name="Source_20_Text"><text:span text:style-name="T78">coalesce(</text:span></text:span><text:span text:style-name="Source_20_Text"><text:span text:style-name="T65">amount * unit_cost, </text:span></text:span><text:span text:style-name="Source_20_Text"><text:span text:style-name="T78">0)</text:span></text:span></text:p>
      <text:p text:style-name="P43"><text:span text:style-name="Source_20_Text"><text:span text:style-name="T48"><text:tab/>FROM<text:tab/> </text:span></text:span><text:span text:style-name="Source_20_Text"><text:span text:style-name="T51">TmpRepInv </text:span></text:span><text:span text:style-name="Source_20_Text"><text:span text:style-name="T72">a</text:span></text:span></text:p>
      <text:p text:style-name="P47"><text:span text:style-name="Source_20_Text"><text:span text:style-name="T51"><text:tab/></text:span></text:span><text:span text:style-name="Source_20_Text"><text:span text:style-name="T67">ORDE</text:span></text:span><text:span text:style-name="Source_20_Text"><text:span text:style-name="T71">R BY a.</text:span></text:span><text:span text:style-name="Source_20_Text"><text:span text:style-name="T67">warehouse_id, a.article_id, </text:span></text:span><text:span text:style-name="Source_20_Text"><text:span text:style-name="T71">a.</text:span></text:span><text:span text:style-name="Source_20_Text"><text:span text:style-name="T67">yea</text:span></text:span><text:span text:style-name="Source_20_Text"><text:span text:style-name="T71">r, a.</text:span></text:span><text:span text:style-name="Source_20_Text"><text:span text:style-name="T54">period, </text:span></text:span><text:span text:style-name="Source_20_Text"><text:span text:style-name="T71">a.</text:span></text:span><text:span text:style-name="Source_20_Text"><text:span text:style-name="T53">issue_date, </text:span></text:span><text:span text:style-name="Source_20_Text"><text:span text:style-name="T71">a.</text:span></text:span><text:span text:style-name="Source_20_Text"><text:span text:style-name="T53">input</text:span></text:span><text:span text:style-name="Source_20_Text"><text:span text:style-name="T51">;</text:span></text:span></text:p>
      <text:p text:style-name="P43"><text:span text:style-name="Source_20_Text"><text:span text:style-name="T80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96">3</text:span></text:span><text:span text:style-name="Source_20_Text"><text:span text:style-name="T81"> </text:span></text:span><text:span text:style-name="Source_20_Text"><text:span text:style-name="T92">THEN</text:span></text:span></text:p>
      <text:p text:style-name="P45"><text:span text:style-name="Source_20_Text"><text:span text:style-name="T80"><text:s text:c="6"/></text:span></text:span><text:span text:style-name="Source_20_Text"><text:span text:style-name="T48">SELECT <text:s/></text:span></text:span><text:span text:style-name="Source_20_Text"><text:span text:style-name="T53">input, warehouse_id, warehouse_name</text:span></text:span><text:span text:style-name="Source_20_Text"><text:span text:style-name="T54">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64">DATE_FORMAT(</text:span></text:span><text:span text:style-name="Source_20_Text"><text:span text:style-name="T53">issue_date, </text:span></text:span><text:span text:style-name="Source_20_Text"><text:span text:style-name="T64">'</text:span></text:span><text:span text:style-name="Source_20_Text"><text:span text:style-name="T105">%d/%m/%Y</text:span></text:span><text:span text:style-name="Source_20_Text"><text:span text:style-name="T64">')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67">amount, case when amount = 0 then 0 else </text:span></text:span><text:span text:style-name="Source_20_Text"><text:span text:style-name="T66">total_cost / </text:span></text:span><text:span text:style-name="Source_20_Text"><text:span text:style-name="T67">amount end as </text:span></text:span><text:span text:style-name="Source_20_Text"><text:span text:style-name="T66">total_cost, total_cost</text:span></text:span></text:p>
      <text:p text:style-name="P44"><text:span text:style-name="Source_20_Text"><text:span text:style-name="T66"><text:s text:c="7"/></text:span></text:span><text:span text:style-name="Source_20_Text"><text:span text:style-name="T67">FROM (</text:span></text:span></text:p>
      <text:p text:style-name="P50"><text:span text:style-name="Source_20_Text"><text:span text:style-name="T67"><text:s text:c="7"/></text:span></text:span><text:span text:style-name="Source_20_Text"><text:span text:style-name="T48">SELECT </text:span></text:span><text:span text:style-name="Source_20_Text"><text:span text:style-name="T53">input, warehouse_id, warehouse_name</text:span></text:span><text:span text:style-name="Source_20_Text"><text:span text:style-name="T54">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53">issue_date, 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52">SUM(</text:span></text:span><text:span text:style-name="Source_20_Text"><text:span text:style-name="T54">amount</text:span></text:span><text:span text:style-name="Source_20_Text"><text:span text:style-name="T52">) </text:span></text:span><text:span text:style-name="Source_20_Text"><text:span text:style-name="T66">as </text:span></text:span><text:span text:style-name="Source_20_Text"><text:span text:style-name="T54">amount</text:span></text:span><text:span text:style-name="Source_20_Text"><text:span text:style-name="T52">, </text:span></text:span><text:span text:style-name="Source_20_Text"><text:span text:style-name="T78">coalesce(</text:span></text:span><text:span text:style-name="Source_20_Text"><text:span text:style-name="T65">SUM(amount * unit_cost), </text:span></text:span><text:span text:style-name="Source_20_Text"><text:span text:style-name="T78">0)</text:span></text:span><text:span text:style-name="Source_20_Text"><text:span text:style-name="T65"> </text:span></text:span><text:span text:style-name="Source_20_Text"><text:span text:style-name="T66">as total_cost</text:span></text:span></text:p>
      <text:p text:style-name="P44"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52"><text:span text:style-name="Source_20_Text"><text:span text:style-name="T51"><text:s text:c="7"/></text:span></text:span><text:span text:style-name="Source_20_Text"><text:span text:style-name="T52">GROUP BY </text:span></text:span><text:span text:style-name="Source_20_Text"><text:span text:style-name="T53">input, warehouse_id, warehouse_name, </text:span></text:span><text:span text:style-name="Source_20_Text"><text:span text:style-name="T69">year, </text:span></text:span><text:span text:style-name="Source_20_Text"><text:span text:style-name="T54">period, </text:span></text:span><text:span text:style-name="Source_20_Text"><text:span text:style-name="T53">issue_date, 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/text:p>
      <text:p text:style-name="P44"><text:span text:style-name="Source_20_Text"><text:span text:style-name="T51"><text:s text:c="7"/></text:span></text:span><text:span text:style-name="Source_20_Text"><text:span text:style-name="T68">) a</text:span></text:span></text:p>
      <text:p text:style-name="P46"><text:span text:style-name="Source_20_Text"><text:span text:style-name="T68"><text:s text:c="7"/></text:span></text:span><text:span text:style-name="Source_20_Text"><text:span text:style-name="T67">ORDE</text:span></text:span><text:span text:style-name="Source_20_Text"><text:span text:style-name="T71">R BY a.</text:span></text:span><text:span text:style-name="Source_20_Text"><text:span text:style-name="T67">warehouse_id, a.article_id, </text:span></text:span><text:span text:style-name="Source_20_Text"><text:span text:style-name="T71">a.</text:span></text:span><text:span text:style-name="Source_20_Text"><text:span text:style-name="T67">yea</text:span></text:span><text:span text:style-name="Source_20_Text"><text:span text:style-name="T71">r, a.</text:span></text:span><text:span text:style-name="Source_20_Text"><text:span text:style-name="T54">period, </text:span></text:span><text:span text:style-name="Source_20_Text"><text:span text:style-name="T71">a.</text:span></text:span><text:span text:style-name="Source_20_Text"><text:span text:style-name="T53">issue_date, </text:span></text:span><text:span text:style-name="Source_20_Text"><text:span text:style-name="T71">a.</text:span></text:span><text:span text:style-name="Source_20_Text"><text:span text:style-name="T53">input</text:span></text:span><text:span text:style-name="Source_20_Text"><text:span text:style-name="T51">;</text:span></text:span></text:p>
      <text:p text:style-name="P28"><text:span text:style-name="Source_20_Text"><text:span text:style-name="T80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96">2</text:span></text:span><text:span text:style-name="Source_20_Text"><text:span text:style-name="T81"> </text:span></text:span><text:span text:style-name="Source_20_Text"><text:span text:style-name="T92">THEN</text:span></text:span></text:p>
      <text:p text:style-name="P41"><text:span text:style-name="Source_20_Text"><text:span text:style-name="T92"><text:s text:c="10"/></text:span></text:span><text:span text:style-name="Source_20_Text"><text:span text:style-name="T48">SELECT <text:s/></text:span></text:span><text:span text:style-name="Source_20_Text"><text:span text:style-name="T53">input, warehouse_id, warehouse_name</text:span></text:span><text:span text:style-name="Source_20_Text"><text:span text:style-name="T54">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67">amount, case when amount = 0 then 0 else </text:span></text:span><text:span text:style-name="Source_20_Text"><text:span text:style-name="T66">total_cost / </text:span></text:span><text:span text:style-name="Source_20_Text"><text:span text:style-name="T67">amount end as </text:span></text:span><text:span text:style-name="Source_20_Text"><text:span text:style-name="T66">total_cost, total_cost</text:span></text:span></text:p>
      <text:p text:style-name="P41"><text:span text:style-name="Source_20_Text"><text:span text:style-name="T66"><text:s text:c="7"/></text:span></text:span><text:span text:style-name="Source_20_Text"><text:span text:style-name="T67">FROM (</text:span></text:span></text:p>
      <text:p text:style-name="P50"><text:span text:style-name="Source_20_Text"><text:span text:style-name="T80"><text:s text:c="6"/></text:span></text:span><text:span text:style-name="Source_20_Text"><text:span text:style-name="T48">SELECT <text:s/></text:span></text:span><text:span text:style-name="Source_20_Text"><text:span text:style-name="T53">input, warehouse_id, warehouse_name</text:span></text:span><text:span text:style-name="Source_20_Text"><text:span text:style-name="T54">, </text:span></text:span><text:span text:style-name="Source_20_Text"><text:span text:style-name="T56">year</text:span></text:span><text:span text:style-name="Source_20_Text"><text:span text:style-name="T53">, </text:span></text:span><text:span text:style-name="Source_20_Text"><text:span text:style-name="T54">period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52">SUM(</text:span></text:span><text:span text:style-name="Source_20_Text"><text:span text:style-name="T54">amount</text:span></text:span><text:span text:style-name="Source_20_Text"><text:span text:style-name="T52">) </text:span></text:span><text:span text:style-name="Source_20_Text"><text:span text:style-name="T66">as </text:span></text:span><text:span text:style-name="Source_20_Text"><text:span text:style-name="T54">amount</text:span></text:span><text:span text:style-name="Source_20_Text"><text:span text:style-name="T52">, </text:span></text:span><text:span text:style-name="Source_20_Text"><text:span text:style-name="T78">coalesce(</text:span></text:span><text:span text:style-name="Source_20_Text"><text:span text:style-name="T65">SUM(amount * unit_cost), </text:span></text:span><text:span text:style-name="Source_20_Text"><text:span text:style-name="T78">0)</text:span></text:span><text:span text:style-name="Source_20_Text"><text:span text:style-name="T65"> </text:span></text:span><text:span text:style-name="Source_20_Text"><text:span text:style-name="T66">as total_cost</text:span></text:span></text:p>
      <text:p text:style-name="P29"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41"><text:span text:style-name="Source_20_Text"><text:span text:style-name="T51"><text:tab/></text:span></text:span><text:span text:style-name="Source_20_Text"><text:span text:style-name="T52">GROUP BY </text:span></text:span><text:span text:style-name="Source_20_Text"><text:span text:style-name="T53">input, warehouse_id, warehouse_name, </text:span></text:span><text:span text:style-name="Source_20_Text"><text:span text:style-name="T69">year, </text:span></text:span><text:span text:style-name="Source_20_Text"><text:span text:style-name="T54">period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/text:p>
      <text:p text:style-name="P41"><text:span text:style-name="Source_20_Text"><text:span text:style-name="T51"><text:s text:c="7"/>) </text:span></text:span><text:span text:style-name="Source_20_Text"><text:span text:style-name="T67">a</text:span></text:span></text:p>
      <text:p text:style-name="P46"><text:span text:style-name="Source_20_Text"><text:span text:style-name="T51"><text:tab/></text:span></text:span><text:span text:style-name="Source_20_Text"><text:span text:style-name="T67">ORDE</text:span></text:span><text:span text:style-name="Source_20_Text"><text:span text:style-name="T71">R BY a.</text:span></text:span><text:span text:style-name="Source_20_Text"><text:span text:style-name="T67">warehouse_id, a.article_id, </text:span></text:span><text:span text:style-name="Source_20_Text"><text:span text:style-name="T71">a.</text:span></text:span><text:span text:style-name="Source_20_Text"><text:span text:style-name="T67">yea</text:span></text:span><text:span text:style-name="Source_20_Text"><text:span text:style-name="T71">r, a.</text:span></text:span><text:span text:style-name="Source_20_Text"><text:span text:style-name="T54">period</text:span></text:span><text:span text:style-name="Source_20_Text"><text:span text:style-name="T53">, </text:span></text:span><text:span text:style-name="Source_20_Text"><text:span text:style-name="T71">a.</text:span></text:span><text:span text:style-name="Source_20_Text"><text:span text:style-name="T53">input</text:span></text:span><text:span text:style-name="Source_20_Text"><text:span text:style-name="T51">;</text:span></text:span></text:p>
      <text:p text:style-name="P1"><text:span text:style-name="Source_20_Text"><text:span text:style-name="T83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97">1</text:span></text:span><text:span text:style-name="Source_20_Text"><text:span text:style-name="T81"> </text:span></text:span><text:span text:style-name="Source_20_Text"><text:span text:style-name="T92">THEN</text:span></text:span></text:p>
      <text:p text:style-name="P3"><text:span text:style-name="Source_20_Text"><text:span text:style-name="T92"><text:s text:c="10"/></text:span></text:span><text:span text:style-name="Source_20_Text"><text:span text:style-name="T48">SELECT <text:s/></text:span></text:span><text:span text:style-name="Source_20_Text"><text:span text:style-name="T53">input, warehouse_id, warehouse_name</text:span></text:span><text:span text:style-name="Source_20_Text"><text:span text:style-name="T54">, </text:span></text:span><text:span text:style-name="Source_20_Text"><text:span text:style-name="T56">year</text:span></text:span><text:span text:style-name="Source_20_Text"><text:span text:style-name="T53">, 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67">amount, case when amount = 0 then 0 else </text:span></text:span><text:span text:style-name="Source_20_Text"><text:span text:style-name="T66">total_cost / </text:span></text:span><text:span text:style-name="Source_20_Text"><text:span text:style-name="T67">amount end as </text:span></text:span><text:span text:style-name="Source_20_Text"><text:span text:style-name="T66">total_cost, total_cost</text:span></text:span></text:p>
      <text:p text:style-name="P3"><text:span text:style-name="Source_20_Text"><text:span text:style-name="T66"><text:s text:c="7"/></text:span></text:span><text:span text:style-name="Source_20_Text"><text:span text:style-name="T67">FROM (</text:span></text:span></text:p>
      <text:p text:style-name="P50"><text:span text:style-name="Source_20_Text"><text:span text:style-name="T80"><text:s text:c="6"/></text:span></text:span><text:span text:style-name="Source_20_Text"><text:span text:style-name="T48">SELECT <text:s/></text:span></text:span><text:span text:style-name="Source_20_Text"><text:span text:style-name="T53">input, warehouse_id, warehouse_name, </text:span></text:span><text:span text:style-name="Source_20_Text"><text:span text:style-name="T55">year</text:span></text:span><text:span text:style-name="Source_20_Text"><text:span text:style-name="T54">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, </text:span></text:span><text:span text:style-name="Source_20_Text"><text:span text:style-name="T52">SUM(</text:span></text:span><text:span text:style-name="Source_20_Text"><text:span text:style-name="T54">amount</text:span></text:span><text:span text:style-name="Source_20_Text"><text:span text:style-name="T52">) </text:span></text:span><text:span text:style-name="Source_20_Text"><text:span text:style-name="T66">as amount</text:span></text:span><text:span text:style-name="Source_20_Text"><text:span text:style-name="T52">, </text:span></text:span><text:span text:style-name="Source_20_Text"><text:span text:style-name="T78">coalesce(</text:span></text:span><text:span text:style-name="Source_20_Text"><text:span text:style-name="T65">SUM(amount * unit_cost), </text:span></text:span><text:span text:style-name="Source_20_Text"><text:span text:style-name="T78">0)</text:span></text:span><text:span text:style-name="Source_20_Text"><text:span text:style-name="T65"> </text:span></text:span><text:span text:style-name="Source_20_Text"><text:span text:style-name="T66">as total_cost</text:span></text:span></text:p>
      <text:p text:style-name="P30"><text:span text:style-name="Source_20_Text"><text:span text:style-name="T48"><text:tab/>FROM<text:tab/> </text:span></text:span><text:span text:style-name="Source_20_Text"><text:span text:style-name="T51">TmpRepInv</text:span></text:span></text:p>
      <text:p text:style-name="P41"><text:span text:style-name="Source_20_Text"><text:span text:style-name="T51"><text:tab/></text:span></text:span><text:span text:style-name="Source_20_Text"><text:span text:style-name="T52">GROUP BY </text:span></text:span><text:span text:style-name="Source_20_Text"><text:span text:style-name="T53">input, warehouse_id, warehouse_name, </text:span></text:span><text:span text:style-name="Source_20_Text"><text:span text:style-name="T55">year</text:span></text:span><text:span text:style-name="Source_20_Text"><text:span text:style-name="T54">, </text:span></text:span><text:span text:style-name="Source_20_Text"><text:span text:style-name="T53">article_id, article_code, article_</text:span></text:span><text:span text:style-name="Source_20_Text"><text:span text:style-name="T54">name, </text:span></text:span><text:span text:style-name="Source_20_Text"><text:span text:style-name="T53">article_symbol</text:span></text:span></text:p>
      <text:p text:style-name="P46"><text:span text:style-name="Source_20_Text"><text:span text:style-name="T51"><text:s text:c="6"/>) </text:span></text:span><text:span text:style-name="Source_20_Text"><text:span text:style-name="T67">a</text:span></text:span></text:p>
      <text:p text:style-name="P46"><text:span text:style-name="Source_20_Text"><text:span text:style-name="T51"><text:tab/></text:span></text:span><text:span text:style-name="Source_20_Text"><text:span text:style-name="T67">ORDE</text:span></text:span><text:span text:style-name="Source_20_Text"><text:span text:style-name="T71">R BY a.</text:span></text:span><text:span text:style-name="Source_20_Text"><text:span text:style-name="T67">warehouse_id, a.article_id, </text:span></text:span><text:span text:style-name="Source_20_Text"><text:span text:style-name="T71">a.</text:span></text:span><text:span text:style-name="Source_20_Text"><text:span text:style-name="T67">yea</text:span></text:span><text:span text:style-name="Source_20_Text"><text:span text:style-name="T56">r</text:span></text:span><text:span text:style-name="Source_20_Text"><text:span text:style-name="T53">, </text:span></text:span><text:span text:style-name="Source_20_Text"><text:span text:style-name="T71">a.</text:span></text:span><text:span text:style-name="Source_20_Text"><text:span text:style-name="T53">input</text:span></text:span><text:span text:style-name="Source_20_Text"><text:span text:style-name="T51">;</text:span></text:span></text:p>
      <text:p text:style-name="P27"><text:span text:style-name="Source_20_Text"><text:span text:style-name="T92">END</text:span></text:span><text:span text:style-name="Source_20_Text"><text:span text:style-name="T81"> </text:span></text:span><text:span text:style-name="Source_20_Text"><text:span text:style-name="T92">CASE;</text:span></text:span></text:p>
      <text:p text:style-name="P33"><text:span text:style-name="Source_20_Text"><text:span text:style-name="T94">END IF;</text:span></text:span></text:p>
      <text:p text:style-name="P33"><text:soft-page-break/><text:span text:style-name="Source_20_Text"><text:span text:style-name="T94"/></text:span></text:p>
      <text:p text:style-name="P12"><text:span text:style-name="Source_20_Text"><text:span text:style-name="T124">IF</text:span></text:span><text:span text:style-name="Source_20_Text"><text:span text:style-name="T123"> <text:s/></text:span></text:span><text:span text:style-name="Source_20_Text"><text:span text:style-name="T17">p_</text:span></text:span><text:span text:style-name="Source_20_Text"><text:span text:style-name="T20">report_type</text:span></text:span><text:span text:style-name="Source_20_Text"><text:span text:style-name="T119"> </text:span></text:span><text:span text:style-name="Source_20_Text"><text:span text:style-name="T120">= </text:span></text:span><text:span text:style-name="Source_20_Text"><text:span text:style-name="T127">4</text:span></text:span><text:span text:style-name="Source_20_Text"><text:span text:style-name="T119"> </text:span></text:span><text:span text:style-name="Source_20_Text"><text:span text:style-name="T123">THEN</text:span></text:span></text:p>
      <text:p text:style-name="P67"><text:span text:style-name="Source_20_Text"><text:span text:style-name="T122">CASE <text:s/></text:span></text:span><text:span text:style-name="Source_20_Text"><text:span text:style-name="T17">p_kardex_type</text:span></text:span></text:p>
      <text:p text:style-name="P68"><text:span text:style-name="Source_20_Text"><text:span text:style-name="T17"><text:s text:c="4"/></text:span></text:span><text:span text:style-name="Source_20_Text"><text:span text:style-name="T125">WHEN</text:span></text:span><text:span text:style-name="Source_20_Text"><text:span text:style-name="T121"> </text:span></text:span><text:span text:style-name="Source_20_Text"><text:span text:style-name="T126">4</text:span></text:span><text:span text:style-name="Source_20_Text"><text:span text:style-name="T121"> </text:span></text:span><text:span text:style-name="Source_20_Text"><text:span text:style-name="T125">THEN</text:span></text:span></text:p>
      <text:p text:style-name="P22"><text:span text:style-name="Source_20_Text"><text:span text:style-name="T5">OPEN cur_RepInv</text:span></text:span><text:span text:style-name="Source_20_Text"><text:span text:style-name="T12">Summar</text:span></text:span><text:span text:style-name="Source_20_Text"><text:span text:style-name="T5">y; </text:span></text:span></text:p>
      <text:p text:style-name="P22"><text:span text:style-name="Source_20_Text"><text:span text:style-name="T5"><text:s/></text:span></text:span></text:p>
      <text:p text:style-name="P22"><text:span text:style-name="Source_20_Text"><text:span text:style-name="T5">get_RepInv</text:span></text:span><text:span text:style-name="Source_20_Text"><text:span text:style-name="T12">Summar</text:span></text:span><text:span text:style-name="Source_20_Text"><text:span text:style-name="T5">y: LOOP 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>FETCH cur_RepInv</text:span></text:span><text:span text:style-name="Source_20_Text"><text:span text:style-name="T12">Summar</text:span></text:span><text:span text:style-name="Source_20_Text"><text:span text:style-name="T5">y INTO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8">name, </text:span></text:span><text:span text:style-name="Source_20_Text"><text:span text:style-name="T145">v_</text:span></text:span><text:span text:style-name="Source_20_Text"><text:span text:style-name="T37">article_symbol</text:span></text:span><text:span text:style-name="Source_20_Text"><text:span text:style-name="T45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8">o</text:span></text:span><text:span text:style-name="Source_20_Text"><text:span text:style-name="T146">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5">; 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>IF v_finished THEN </text:span></text:span></text:p>
      <text:p text:style-name="P22"><text:span text:style-name="Source_20_Text"><text:span text:style-name="T5"><text:s text:c="4"/>LEAVE get_RepInv</text:span></text:span><text:span text:style-name="Source_20_Text"><text:span text:style-name="T12">Summar</text:span></text:span><text:span text:style-name="Source_20_Text"><text:span text:style-name="T5">y; </text:span></text:span></text:p>
      <text:p text:style-name="P22"><text:span text:style-name="Source_20_Text"><text:span text:style-name="T5">END IF; </text:span></text:span></text:p>
      <text:p text:style-name="P22"><text:span text:style-name="Source_20_Text"><text:span text:style-name="T5"/></text:span></text:p>
      <text:p text:style-name="P22"><text:span text:style-name="Source_20_Text"><text:span text:style-name="T7">SET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22"><text:span text:style-name="Source_20_Text"><text:span text:style-name="T8">SET </text:span></text:span><text:span text:style-name="Source_20_Text"><text:span text:style-name="T150">v_</text:span></text:span><text:span text:style-name="Source_20_Text"><text:span text:style-name="T154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11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30">i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11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0">i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30">i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0">i_amount;</text:span></text:span></text:p>
      <text:p text:style-name="P11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11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11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2">o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3">o</text:span></text:span><text:span text:style-name="Source_20_Text"><text:span text:style-name="T30">_amount;</text:span></text:span></text:p>
      <text:p text:style-name="P11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11"><text:span text:style-name="Source_20_Text"><text:span text:style-name="T138"/></text:span></text:p>
      <text:p text:style-name="P22"><text:span text:style-name="Source_20_Text"><text:span text:style-name="T5">-- build </text:span></text:span><text:span text:style-name="Source_20_Text"><text:span text:style-name="T6">Report With Group</text:span></text:span></text:p>
      <text:p text:style-name="P26"><text:span text:style-name="Source_20_Text"><text:span text:style-name="T4">INSERT INTO <text:s/></text:span></text:span><text:span text:style-name="Source_20_Text"><text:span text:style-name="T39">TmpRepInv</text:span></text:span><text:span text:style-name="Source_20_Text"><text:span text:style-name="T41">Group</text:span></text:span><text:span text:style-name="Source_20_Text"><text:span text:style-name="T40"> </text:span></text:span><text:span text:style-name="Source_20_Text"><text:span text:style-name="T36">(</text:span></text:span><text:span text:style-name="Source_20_Text"><text:span text:style-name="T37">warehouse_id, warehouse_name, article_id, article_code, article_</text:span></text:span><text:span text:style-name="Source_20_Text"><text:span text:style-name="T36">name, </text:span></text:span><text:span text:style-name="Source_20_Text"><text:span text:style-name="T37">article_symbol</text:span></text:span><text:span text:style-name="Source_20_Text"><text:span text:style-name="T45">, </text:span></text:span><text:span text:style-name="Source_20_Text"><text:span text:style-name="T37">i_amount, 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37">i_</text:span></text:span><text:span text:style-name="Source_20_Text"><text:span text:style-name="T42">total_cost</text:span></text:span><text:span text:style-name="Source_20_Text"><text:span text:style-name="T37">, </text:span></text:span><text:span text:style-name="Source_20_Text"><text:span text:style-name="T42">o</text:span></text:span><text:span text:style-name="Source_20_Text"><text:span text:style-name="T37">_amount, </text:span></text:span><text:span text:style-name="Source_20_Text"><text:span text:style-name="T153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42">o</text:span></text:span><text:span text:style-name="Source_20_Text"><text:span text:style-name="T37">_</text:span></text:span><text:span text:style-name="Source_20_Text"><text:span text:style-name="T42">total_cost</text:span></text:span><text:span text:style-name="Source_20_Text"><text:span text:style-name="T36">)</text:span></text:span></text:p>
      <text:p text:style-name="P26"><text:span text:style-name="Source_20_Text"><text:span text:style-name="T41">VALUES (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6">name, </text:span></text:span><text:span text:style-name="Source_20_Text"><text:span text:style-name="T145">v_</text:span></text:span><text:span text:style-name="Source_20_Text"><text:span text:style-name="T37">article_symbol</text:span></text:span><text:span text:style-name="Source_20_Text"><text:span text:style-name="T45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7">o</text:span></text:span><text:span text:style-name="Source_20_Text"><text:span text:style-name="T146">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1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36"> </text:span></text:span><text:span text:style-name="Source_20_Text"><text:span text:style-name="T41">);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>END LOOP get_RepInv</text:span></text:span><text:span text:style-name="Source_20_Text"><text:span text:style-name="T12">Summar</text:span></text:span><text:span text:style-name="Source_20_Text"><text:span text:style-name="T5">y; </text:span></text:span></text:p>
      <text:p text:style-name="P22"><text:span text:style-name="Source_20_Text"><text:span text:style-name="T5"/></text:span></text:p>
      <text:p text:style-name="P22"><text:span text:style-name="Source_20_Text"><text:span text:style-name="T5">CLOSE cur_RepInv</text:span></text:span><text:span text:style-name="Source_20_Text"><text:span text:style-name="T12">Summar</text:span></text:span><text:span text:style-name="Source_20_Text"><text:span text:style-name="T5">y;</text:span></text:span></text:p>
      <text:p text:style-name="P68"><text:span text:style-name="Source_20_Text"><text:span text:style-name="T95"/></text:span></text:p>
      <text:p text:style-name="P37"><text:span text:style-name="Source_20_Text"><text:span text:style-name="T80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99">3</text:span></text:span><text:span text:style-name="Source_20_Text"><text:span text:style-name="T81"> </text:span></text:span><text:span text:style-name="Source_20_Text"><text:span text:style-name="T92">THEN</text:span></text:span></text:p>
      <text:p text:style-name="P20"><text:span text:style-name="Source_20_Text"><text:span text:style-name="T5">OPEN cur_RepInv</text:span></text:span><text:span text:style-name="Source_20_Text"><text:span text:style-name="T11">Dai</text:span></text:span><text:span text:style-name="Source_20_Text"><text:span text:style-name="T5">ly; </text:span></text:span></text:p>
      <text:p text:style-name="P20"><text:span text:style-name="Source_20_Text"><text:span text:style-name="T5"><text:s/></text:span></text:span></text:p>
      <text:p text:style-name="P20"><text:span text:style-name="Source_20_Text"><text:span text:style-name="T5">get_RepInv</text:span></text:span><text:span text:style-name="Source_20_Text"><text:span text:style-name="T11">Dai</text:span></text:span><text:span text:style-name="Source_20_Text"><text:span text:style-name="T5">ly: LOOP </text:span></text:span></text:p>
      <text:p text:style-name="P20"><text:span text:style-name="Source_20_Text"><text:span text:style-name="T5"/></text:span></text:p>
      <text:p text:style-name="P21"><text:span text:style-name="Source_20_Text"><text:span text:style-name="T5">FETCH cur_RepInv</text:span></text:span><text:span text:style-name="Source_20_Text"><text:span text:style-name="T11">Dai</text:span></text:span><text:span text:style-name="Source_20_Text"><text:span text:style-name="T5">ly INTO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45">v_year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38">period, </text:span></text:span><text:span text:style-name="Source_20_Text"><text:span text:style-name="T44">v_issue_date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8">name, </text:span></text:span><text:span text:style-name="Source_20_Text"><text:span text:style-name="T145">v_</text:span></text:span><text:span text:style-name="Source_20_Text"><text:span text:style-name="T37">article_symbol</text:span></text:span><text:span text:style-name="Source_20_Text"><text:span text:style-name="T45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8">o</text:span></text:span><text:span text:style-name="Source_20_Text"><text:span text:style-name="T146">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5">; 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IF v_finished THEN </text:span></text:span></text:p>
      <text:p text:style-name="P20"><text:span text:style-name="Source_20_Text"><text:span text:style-name="T5"><text:s text:c="4"/>LEAVE get_RepInv</text:span></text:span><text:span text:style-name="Source_20_Text"><text:span text:style-name="T11">Dai</text:span></text:span><text:span text:style-name="Source_20_Text"><text:span text:style-name="T5">ly; </text:span></text:span></text:p>
      <text:p text:style-name="P20"><text:span text:style-name="Source_20_Text"><text:span text:style-name="T5">END IF; </text:span></text:span></text:p>
      <text:p text:style-name="P20"><text:span text:style-name="Source_20_Text"><text:span text:style-name="T5"/></text:span></text:p>
      <text:p text:style-name="P20"><text:soft-page-break/><text:span text:style-name="Source_20_Text"><text:span text:style-name="T7">SET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20"><text:span text:style-name="Source_20_Text"><text:span text:style-name="T8">SET </text:span></text:span><text:span text:style-name="Source_20_Text"><text:span text:style-name="T150">v_</text:span></text:span><text:span text:style-name="Source_20_Text"><text:span text:style-name="T154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10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30">i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10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0">i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30">i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0">i_amount;</text:span></text:span></text:p>
      <text:p text:style-name="P10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10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10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2">o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3">o</text:span></text:span><text:span text:style-name="Source_20_Text"><text:span text:style-name="T30">_amount;</text:span></text:span></text:p>
      <text:p text:style-name="P10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10"><text:span text:style-name="Source_20_Text"><text:span text:style-name="T138"/></text:span></text:p>
      <text:p text:style-name="P20"><text:span text:style-name="Source_20_Text"><text:span text:style-name="T5">-- build </text:span></text:span><text:span text:style-name="Source_20_Text"><text:span text:style-name="T6">Report With Group</text:span></text:span></text:p>
      <text:p text:style-name="P25"><text:span text:style-name="Source_20_Text"><text:span text:style-name="T4">INSERT INTO <text:s/></text:span></text:span><text:span text:style-name="Source_20_Text"><text:span text:style-name="T39">TmpRepInv</text:span></text:span><text:span text:style-name="Source_20_Text"><text:span text:style-name="T41">Group</text:span></text:span><text:span text:style-name="Source_20_Text"><text:span text:style-name="T40"> </text:span></text:span><text:span text:style-name="Source_20_Text"><text:span text:style-name="T36">(</text:span></text:span><text:span text:style-name="Source_20_Text"><text:span text:style-name="T37">warehouse_id, warehouse_name, </text:span></text:span><text:span text:style-name="Source_20_Text"><text:span text:style-name="T45">year</text:span></text:span><text:span text:style-name="Source_20_Text"><text:span text:style-name="T37">, </text:span></text:span><text:span text:style-name="Source_20_Text"><text:span text:style-name="T36">period, </text:span></text:span><text:span text:style-name="Source_20_Text"><text:span text:style-name="T44">issue_date, </text:span></text:span><text:span text:style-name="Source_20_Text"><text:span text:style-name="T37">article_id, article_code, article_</text:span></text:span><text:span text:style-name="Source_20_Text"><text:span text:style-name="T36">name, </text:span></text:span><text:span text:style-name="Source_20_Text"><text:span text:style-name="T37">article_symbol</text:span></text:span><text:span text:style-name="Source_20_Text"><text:span text:style-name="T45">, </text:span></text:span><text:span text:style-name="Source_20_Text"><text:span text:style-name="T37">i_amount, 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37">i_</text:span></text:span><text:span text:style-name="Source_20_Text"><text:span text:style-name="T42">total_cost</text:span></text:span><text:span text:style-name="Source_20_Text"><text:span text:style-name="T37">, </text:span></text:span><text:span text:style-name="Source_20_Text"><text:span text:style-name="T42">o</text:span></text:span><text:span text:style-name="Source_20_Text"><text:span text:style-name="T37">_amount, </text:span></text:span><text:span text:style-name="Source_20_Text"><text:span text:style-name="T153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42">o</text:span></text:span><text:span text:style-name="Source_20_Text"><text:span text:style-name="T37">_</text:span></text:span><text:span text:style-name="Source_20_Text"><text:span text:style-name="T42">total_cost</text:span></text:span><text:span text:style-name="Source_20_Text"><text:span text:style-name="T36">)</text:span></text:span></text:p>
      <text:p text:style-name="P25"><text:span text:style-name="Source_20_Text"><text:span text:style-name="T41">VALUES (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45">v_year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36">period, </text:span></text:span><text:span text:style-name="Source_20_Text"><text:span text:style-name="T44">v_issue_date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6">name, </text:span></text:span><text:span text:style-name="Source_20_Text"><text:span text:style-name="T145">v_</text:span></text:span><text:span text:style-name="Source_20_Text"><text:span text:style-name="T37">article_symbol</text:span></text:span><text:span text:style-name="Source_20_Text"><text:span text:style-name="T45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7">o</text:span></text:span><text:span text:style-name="Source_20_Text"><text:span text:style-name="T146">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1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36"> </text:span></text:span><text:span text:style-name="Source_20_Text"><text:span text:style-name="T41">);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END LOOP get_RepInv</text:span></text:span><text:span text:style-name="Source_20_Text"><text:span text:style-name="T11">Dai</text:span></text:span><text:span text:style-name="Source_20_Text"><text:span text:style-name="T5">ly; </text:span></text:span></text:p>
      <text:p text:style-name="P20"><text:span text:style-name="Source_20_Text"><text:span text:style-name="T5"/></text:span></text:p>
      <text:p text:style-name="P20"><text:span text:style-name="Source_20_Text"><text:span text:style-name="T5">CLOSE cur_RepInv</text:span></text:span><text:span text:style-name="Source_20_Text"><text:span text:style-name="T11">Dai</text:span></text:span><text:span text:style-name="Source_20_Text"><text:span text:style-name="T5">ly;</text:span></text:span></text:p>
      <text:p text:style-name="P37"><text:span text:style-name="Source_20_Text"><text:span text:style-name="T95"/></text:span></text:p>
      <text:p text:style-name="P37"><text:span text:style-name="Source_20_Text"><text:span text:style-name="T80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98">2</text:span></text:span><text:span text:style-name="Source_20_Text"><text:span text:style-name="T81"> </text:span></text:span><text:span text:style-name="Source_20_Text"><text:span text:style-name="T92">THEN</text:span></text:span></text:p>
      <text:p text:style-name="P18"><text:span text:style-name="Source_20_Text"><text:span text:style-name="T5">OPEN cur_RepInvMonthly; </text:span></text:span></text:p>
      <text:p text:style-name="P15"><text:span text:style-name="Source_20_Text"><text:span text:style-name="T5"><text:s/></text:span></text:span></text:p>
      <text:p text:style-name="P15"><text:span text:style-name="Source_20_Text"><text:span text:style-name="T5">get_RepInvMonthly: LOOP </text:span></text:span></text:p>
      <text:p text:style-name="P15"><text:span text:style-name="Source_20_Text"><text:span text:style-name="T5"/></text:span></text:p>
      <text:p text:style-name="P16"><text:span text:style-name="Source_20_Text"><text:span text:style-name="T5">FETCH cur_RepInvMonthly INTO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46">v_year, </text:span></text:span><text:span text:style-name="Source_20_Text"><text:span text:style-name="T145">v_</text:span></text:span><text:span text:style-name="Source_20_Text"><text:span text:style-name="T38">period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8">name, </text:span></text:span><text:span text:style-name="Source_20_Text"><text:span text:style-name="T145">v_</text:span></text:span><text:span text:style-name="Source_20_Text"><text:span text:style-name="T37">article_symbol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8">o</text:span></text:span><text:span text:style-name="Source_20_Text"><text:span text:style-name="T146">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5">; </text:span></text:span></text:p>
      <text:p text:style-name="P15"><text:span text:style-name="Source_20_Text"><text:span text:style-name="T5"/></text:span></text:p>
      <text:p text:style-name="P15"><text:span text:style-name="Source_20_Text"><text:span text:style-name="T5">IF v_finished THEN </text:span></text:span></text:p>
      <text:p text:style-name="P15"><text:span text:style-name="Source_20_Text"><text:span text:style-name="T5"><text:s text:c="4"/>LEAVE get_RepInvMonthly; </text:span></text:span></text:p>
      <text:p text:style-name="P15"><text:span text:style-name="Source_20_Text"><text:span text:style-name="T5">END IF; </text:span></text:span></text:p>
      <text:p text:style-name="P15"><text:span text:style-name="Source_20_Text"><text:span text:style-name="T5"/></text:span></text:p>
      <text:p text:style-name="P17"><text:span text:style-name="Source_20_Text"><text:span text:style-name="T7">SET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17"><text:span text:style-name="Source_20_Text"><text:span text:style-name="T8">SET </text:span></text:span><text:span text:style-name="Source_20_Text"><text:span text:style-name="T150">v_</text:span></text:span><text:span text:style-name="Source_20_Text"><text:span text:style-name="T154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7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30">i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8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0">i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30">i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0">i_amount;</text:span></text:span></text:p>
      <text:p text:style-name="P7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8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8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2">o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3">o</text:span></text:span><text:span text:style-name="Source_20_Text"><text:span text:style-name="T30">_amount;</text:span></text:span></text:p>
      <text:p text:style-name="P7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6"><text:span text:style-name="Source_20_Text"><text:span text:style-name="T138"/></text:span></text:p>
      <text:p text:style-name="P15"><text:span text:style-name="Source_20_Text"><text:span text:style-name="T5">-- build </text:span></text:span><text:span text:style-name="Source_20_Text"><text:span text:style-name="T6">Report With Group</text:span></text:span></text:p>
      <text:p text:style-name="P23"><text:span text:style-name="Source_20_Text"><text:span text:style-name="T4">INSERT INTO <text:s/></text:span></text:span><text:span text:style-name="Source_20_Text"><text:span text:style-name="T39">TmpRepInv</text:span></text:span><text:span text:style-name="Source_20_Text"><text:span text:style-name="T41">Group</text:span></text:span><text:span text:style-name="Source_20_Text"><text:span text:style-name="T40"> </text:span></text:span><text:span text:style-name="Source_20_Text"><text:span text:style-name="T36">(</text:span></text:span><text:span text:style-name="Source_20_Text"><text:span text:style-name="T37">warehouse_id, warehouse_name, </text:span></text:span><text:span text:style-name="Source_20_Text"><text:span text:style-name="T46">year, </text:span></text:span><text:span text:style-name="Source_20_Text"><text:span text:style-name="T36">period, </text:span></text:span><text:span text:style-name="Source_20_Text"><text:span text:style-name="T37">article_id, article_code, article_</text:span></text:span><text:span text:style-name="Source_20_Text"><text:span text:style-name="T36">name, </text:span></text:span><text:span text:style-name="Source_20_Text"><text:span text:style-name="T37">article_symbol, i_amount, 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37">i_</text:span></text:span><text:span text:style-name="Source_20_Text"><text:span text:style-name="T42">total_cost</text:span></text:span><text:span text:style-name="Source_20_Text"><text:span text:style-name="T37">, </text:span></text:span><text:span text:style-name="Source_20_Text"><text:span text:style-name="T42">o</text:span></text:span><text:span text:style-name="Source_20_Text"><text:span text:style-name="T37">_amount, </text:span></text:span><text:span text:style-name="Source_20_Text"><text:span text:style-name="T153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42">o</text:span></text:span><text:span text:style-name="Source_20_Text"><text:span text:style-name="T37">_</text:span></text:span><text:span text:style-name="Source_20_Text"><text:span text:style-name="T42">total_cost</text:span></text:span><text:span text:style-name="Source_20_Text"><text:span text:style-name="T36">)</text:span></text:span></text:p>
      <text:p text:style-name="P23"><text:span text:style-name="Source_20_Text"><text:span text:style-name="T41">VALUES (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46">v_year, </text:span></text:span><text:span text:style-name="Source_20_Text"><text:span text:style-name="T145">v_</text:span></text:span><text:span text:style-name="Source_20_Text"><text:span text:style-name="T36">period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oft-page-break/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6">name, </text:span></text:span><text:span text:style-name="Source_20_Text"><text:span text:style-name="T145">v_</text:span></text:span><text:span text:style-name="Source_20_Text"><text:span text:style-name="T37">article_symbol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7">o</text:span></text:span><text:span text:style-name="Source_20_Text"><text:span text:style-name="T146">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1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36"> </text:span></text:span><text:span text:style-name="Source_20_Text"><text:span text:style-name="T41">);</text:span></text:span></text:p>
      <text:p text:style-name="P15"><text:span text:style-name="Source_20_Text"><text:span text:style-name="T5"/></text:span></text:p>
      <text:p text:style-name="P15"><text:span text:style-name="Source_20_Text"><text:span text:style-name="T5">END LOOP get_RepInvMonthly; </text:span></text:span></text:p>
      <text:p text:style-name="P15"><text:span text:style-name="Source_20_Text"><text:span text:style-name="T5"/></text:span></text:p>
      <text:p text:style-name="P15"><text:span text:style-name="Source_20_Text"><text:span text:style-name="T49">CLOSE cur_RepInvMonthly;</text:span></text:span></text:p>
      <text:p text:style-name="P34"><text:span text:style-name="Source_20_Text"><text:span text:style-name="T95"/></text:span></text:p>
      <text:p text:style-name="P36"><text:span text:style-name="Source_20_Text"><text:span text:style-name="T80"><text:s text:c="4"/></text:span></text:span><text:span text:style-name="Source_20_Text"><text:span text:style-name="T92">WHEN</text:span></text:span><text:span text:style-name="Source_20_Text"><text:span text:style-name="T81"> </text:span></text:span><text:span text:style-name="Source_20_Text"><text:span text:style-name="T98">1</text:span></text:span><text:span text:style-name="Source_20_Text"><text:span text:style-name="T81"> </text:span></text:span><text:span text:style-name="Source_20_Text"><text:span text:style-name="T92">THEN</text:span></text:span></text:p>
      <text:p text:style-name="P19"><text:span text:style-name="Source_20_Text"><text:span text:style-name="T5">OPEN cur_RepInv</text:span></text:span><text:span text:style-name="Source_20_Text"><text:span text:style-name="T9">Year</text:span></text:span><text:span text:style-name="Source_20_Text"><text:span text:style-name="T10">l</text:span></text:span><text:span text:style-name="Source_20_Text"><text:span text:style-name="T5">y; </text:span></text:span></text:p>
      <text:p text:style-name="P19"><text:span text:style-name="Source_20_Text"><text:span text:style-name="T5"><text:s/></text:span></text:span></text:p>
      <text:p text:style-name="P19"><text:span text:style-name="Source_20_Text"><text:span text:style-name="T5">get_RepInv</text:span></text:span><text:span text:style-name="Source_20_Text"><text:span text:style-name="T9">Year</text:span></text:span><text:span text:style-name="Source_20_Text"><text:span text:style-name="T5">ly: LOOP </text:span></text:span></text:p>
      <text:p text:style-name="P19"><text:span text:style-name="Source_20_Text"><text:span text:style-name="T5"/></text:span></text:p>
      <text:p text:style-name="P19"><text:span text:style-name="Source_20_Text"><text:span text:style-name="T5">FETCH cur_RepInv</text:span></text:span><text:span text:style-name="Source_20_Text"><text:span text:style-name="T9">Year</text:span></text:span><text:span text:style-name="Source_20_Text"><text:span text:style-name="T5">ly INTO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145">v_</text:span></text:span><text:span text:style-name="Source_20_Text"><text:span text:style-name="T149">year</text:span></text:span><text:span text:style-name="Source_20_Text"><text:span text:style-name="T38">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8">name, </text:span></text:span><text:span text:style-name="Source_20_Text"><text:span text:style-name="T145">v_</text:span></text:span><text:span text:style-name="Source_20_Text"><text:span text:style-name="T37">article_symbol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8">o</text:span></text:span><text:span text:style-name="Source_20_Text"><text:span text:style-name="T146">_</text:span></text:span><text:span text:style-name="Source_20_Text"><text:span text:style-name="T38">amoun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5">; </text:span></text:span></text:p>
      <text:p text:style-name="P19"><text:span text:style-name="Source_20_Text"><text:span text:style-name="T5"/></text:span></text:p>
      <text:p text:style-name="P19"><text:span text:style-name="Source_20_Text"><text:span text:style-name="T5">IF v_finished THEN </text:span></text:span></text:p>
      <text:p text:style-name="P19"><text:span text:style-name="Source_20_Text"><text:span text:style-name="T5"><text:s text:c="4"/>LEAVE get_RepInv</text:span></text:span><text:span text:style-name="Source_20_Text"><text:span text:style-name="T9">Year</text:span></text:span><text:span text:style-name="Source_20_Text"><text:span text:style-name="T5">ly; </text:span></text:span></text:p>
      <text:p text:style-name="P19"><text:span text:style-name="Source_20_Text"><text:span text:style-name="T5">END IF; </text:span></text:span></text:p>
      <text:p text:style-name="P19"><text:span text:style-name="Source_20_Text"><text:span text:style-name="T5"/></text:span></text:p>
      <text:p text:style-name="P19"><text:span text:style-name="Source_20_Text"><text:span text:style-name="T7">SET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19"><text:span text:style-name="Source_20_Text"><text:span text:style-name="T8">SET </text:span></text:span><text:span text:style-name="Source_20_Text"><text:span text:style-name="T150">v_</text:span></text:span><text:span text:style-name="Source_20_Text"><text:span text:style-name="T154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 :</text:span></text:span><text:span text:style-name="Source_20_Text"><text:span text:style-name="T154">= 0;</text:span></text:span></text:p>
      <text:p text:style-name="P9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30">i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9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0">i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30">i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0">i_amount;</text:span></text:span></text:p>
      <text:p text:style-name="P9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9"><text:span text:style-name="Source_20_Text"><text:span text:style-name="T144">If</text:span></text:span><text:span text:style-name="Source_20_Text"><text:span text:style-name="T141">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amount </text:span></text:span><text:span text:style-name="Source_20_Text"><text:span text:style-name="T35">&gt;</text:span></text:span><text:span text:style-name="Source_20_Text"><text:span text:style-name="T32"> 0 Then</text:span></text:span></text:p>
      <text:p text:style-name="P9"><text:span text:style-name="Source_20_Text"><text:span text:style-name="T30"><text:s text:c="2"/></text:span></text:span><text:span text:style-name="Source_20_Text"><text:span text:style-name="T33">SET </text:span></text:span><text:span text:style-name="Source_20_Text"><text:span text:style-name="T137">v_</text:span></text:span><text:span text:style-name="Source_20_Text"><text:span text:style-name="T142">o</text:span></text:span><text:span text:style-name="Source_20_Text"><text:span text:style-name="T138">_</text:span></text:span><text:span text:style-name="Source_20_Text"><text:span text:style-name="T139">unit</text:span></text:span><text:span text:style-name="Source_20_Text"><text:span text:style-name="T138">_cost :</text:span></text:span><text:span text:style-name="Source_20_Text"><text:span text:style-name="T142">= </text:span></text:span><text:span text:style-name="Source_20_Text"><text:span text:style-name="T143">v_</text:span></text:span><text:span text:style-name="Source_20_Text"><text:span text:style-name="T142">o</text:span></text:span><text:span text:style-name="Source_20_Text"><text:span text:style-name="T30">_</text:span></text:span><text:span text:style-name="Source_20_Text"><text:span text:style-name="T31">total_cost / </text:span></text:span><text:span text:style-name="Source_20_Text"><text:span text:style-name="T143">v_</text:span></text:span><text:span text:style-name="Source_20_Text"><text:span text:style-name="T33">o</text:span></text:span><text:span text:style-name="Source_20_Text"><text:span text:style-name="T30">_amount;</text:span></text:span></text:p>
      <text:p text:style-name="P9"><text:span text:style-name="Source_20_Text"><text:span text:style-name="T32">End </text:span></text:span><text:span text:style-name="Source_20_Text"><text:span text:style-name="T34">If</text:span></text:span><text:span text:style-name="Source_20_Text"><text:span text:style-name="T30">;</text:span></text:span></text:p>
      <text:p text:style-name="P9"><text:span text:style-name="Source_20_Text"><text:span text:style-name="T138"/></text:span></text:p>
      <text:p text:style-name="P19"><text:span text:style-name="Source_20_Text"><text:span text:style-name="T5">-- build </text:span></text:span><text:span text:style-name="Source_20_Text"><text:span text:style-name="T6">Report With Group</text:span></text:span></text:p>
      <text:p text:style-name="P24"><text:span text:style-name="Source_20_Text"><text:span text:style-name="T4">INSERT INTO <text:s/></text:span></text:span><text:span text:style-name="Source_20_Text"><text:span text:style-name="T39">TmpRepInv</text:span></text:span><text:span text:style-name="Source_20_Text"><text:span text:style-name="T41">Group</text:span></text:span><text:span text:style-name="Source_20_Text"><text:span text:style-name="T40"> </text:span></text:span><text:span text:style-name="Source_20_Text"><text:span text:style-name="T36">(</text:span></text:span><text:span text:style-name="Source_20_Text"><text:span text:style-name="T37">warehouse_id, warehouse_name, </text:span></text:span><text:span text:style-name="Source_20_Text"><text:span text:style-name="T43">year</text:span></text:span><text:span text:style-name="Source_20_Text"><text:span text:style-name="T36">, </text:span></text:span><text:span text:style-name="Source_20_Text"><text:span text:style-name="T37">article_id, article_code, article_</text:span></text:span><text:span text:style-name="Source_20_Text"><text:span text:style-name="T36">name, </text:span></text:span><text:span text:style-name="Source_20_Text"><text:span text:style-name="T37">article_symbol, i_amount, 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37">i_</text:span></text:span><text:span text:style-name="Source_20_Text"><text:span text:style-name="T42">total_cost</text:span></text:span><text:span text:style-name="Source_20_Text"><text:span text:style-name="T37">, </text:span></text:span><text:span text:style-name="Source_20_Text"><text:span text:style-name="T42">o</text:span></text:span><text:span text:style-name="Source_20_Text"><text:span text:style-name="T37">_amount, </text:span></text:span><text:span text:style-name="Source_20_Text"><text:span text:style-name="T153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42">o</text:span></text:span><text:span text:style-name="Source_20_Text"><text:span text:style-name="T37">_</text:span></text:span><text:span text:style-name="Source_20_Text"><text:span text:style-name="T42">total_cost</text:span></text:span><text:span text:style-name="Source_20_Text"><text:span text:style-name="T36">)</text:span></text:span></text:p>
      <text:p text:style-name="P24"><text:span text:style-name="Source_20_Text"><text:span text:style-name="T41">VALUES ( </text:span></text:span><text:span text:style-name="Source_20_Text"><text:span text:style-name="T145">v_</text:span></text:span><text:span text:style-name="Source_20_Text"><text:span text:style-name="T37">warehouse_id, </text:span></text:span><text:span text:style-name="Source_20_Text"><text:span text:style-name="T145">v_</text:span></text:span><text:span text:style-name="Source_20_Text"><text:span text:style-name="T37">warehouse_name, </text:span></text:span><text:span text:style-name="Source_20_Text"><text:span text:style-name="T145">v_</text:span></text:span><text:span text:style-name="Source_20_Text"><text:span text:style-name="T149">year</text:span></text:span><text:span text:style-name="Source_20_Text"><text:span text:style-name="T36">, </text:span></text:span><text:span text:style-name="Source_20_Text"><text:span text:style-name="T145">v_</text:span></text:span><text:span text:style-name="Source_20_Text"><text:span text:style-name="T37">article_id, </text:span></text:span><text:span text:style-name="Source_20_Text"><text:span text:style-name="T145">v_</text:span></text:span><text:span text:style-name="Source_20_Text"><text:span text:style-name="T37">article_code, </text:span></text:span><text:span text:style-name="Source_20_Text"><text:span text:style-name="T145">v_</text:span></text:span><text:span text:style-name="Source_20_Text"><text:span text:style-name="T37">article_</text:span></text:span><text:span text:style-name="Source_20_Text"><text:span text:style-name="T36">name, </text:span></text:span><text:span text:style-name="Source_20_Text"><text:span text:style-name="T145">v_</text:span></text:span><text:span text:style-name="Source_20_Text"><text:span text:style-name="T37">article_symbol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3">i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i_</text:span></text:span><text:span text:style-name="Source_20_Text"><text:span text:style-name="T156">total_cost</text:span></text:span><text:span text:style-name="Source_20_Text"><text:span text:style-name="T37">, </text:span></text:span><text:span text:style-name="Source_20_Text"><text:span text:style-name="T145">v_</text:span></text:span><text:span text:style-name="Source_20_Text"><text:span text:style-name="T147">o</text:span></text:span><text:span text:style-name="Source_20_Text"><text:span text:style-name="T146">_</text:span></text:span><text:span text:style-name="Source_20_Text"><text:span text:style-name="T36">amount</text:span></text:span><text:span text:style-name="Source_20_Text"><text:span text:style-name="T37">, </text:span></text:span><text:span text:style-name="Source_20_Text"><text:span text:style-name="T150">v_</text:span></text:span><text:span text:style-name="Source_20_Text"><text:span text:style-name="T151">o</text:span></text:span><text:span text:style-name="Source_20_Text"><text:span text:style-name="T152">_</text:span></text:span><text:span text:style-name="Source_20_Text"><text:span text:style-name="T151">unit</text:span></text:span><text:span text:style-name="Source_20_Text"><text:span text:style-name="T152">_cost, </text:span></text:span><text:span text:style-name="Source_20_Text"><text:span text:style-name="T145">v_</text:span></text:span><text:span text:style-name="Source_20_Text"><text:span text:style-name="T146">o_</text:span></text:span><text:span text:style-name="Source_20_Text"><text:span text:style-name="T156">total_cost</text:span></text:span><text:span text:style-name="Source_20_Text"><text:span text:style-name="T36"> </text:span></text:span><text:span text:style-name="Source_20_Text"><text:span text:style-name="T41">);</text:span></text:span></text:p>
      <text:p text:style-name="P19"><text:span text:style-name="Source_20_Text"><text:span text:style-name="T5"/></text:span></text:p>
      <text:p text:style-name="P19"><text:span text:style-name="Source_20_Text"><text:span text:style-name="T5">END LOOP get_RepInv</text:span></text:span><text:span text:style-name="Source_20_Text"><text:span text:style-name="T9">Year</text:span></text:span><text:span text:style-name="Source_20_Text"><text:span text:style-name="T5">ly; </text:span></text:span></text:p>
      <text:p text:style-name="P19"><text:span text:style-name="Source_20_Text"><text:span text:style-name="T5"/></text:span></text:p>
      <text:p text:style-name="P19"><text:span text:style-name="Source_20_Text"><text:span text:style-name="T49">CLOSE cur_RepInv</text:span></text:span><text:span text:style-name="Source_20_Text"><text:span text:style-name="T9">Year</text:span></text:span><text:span text:style-name="Source_20_Text"><text:span text:style-name="T49">ly;</text:span></text:span></text:p>
      <text:p text:style-name="P35"><text:span text:style-name="Source_20_Text"><text:span text:style-name="T92">END</text:span></text:span><text:span text:style-name="Source_20_Text"><text:span text:style-name="T81"> </text:span></text:span><text:span text:style-name="Source_20_Text"><text:span text:style-name="T92">CASE;</text:span></text:span></text:p>
      <text:p text:style-name="P35"><text:span text:style-name="Source_20_Text"><text:span text:style-name="T94"/></text:span></text:p>
      <text:p text:style-name="P40"><text:span text:style-name="Source_20_Text"><text:span text:style-name="T93">SELECT </text:span></text:span><text:span text:style-name="Source_20_Text"><text:span text:style-name="T53">warehouse_id, warehouse_name</text:span></text:span><text:span text:style-name="Source_20_Text"><text:span text:style-name="T54">, </text:span></text:span><text:span text:style-name="Source_20_Text"><text:span text:style-name="T63">year</text:span></text:span><text:span text:style-name="Source_20_Text"><text:span text:style-name="T53">, </text:span></text:span><text:span text:style-name="Source_20_Text"><text:span text:style-name="T54">period</text:span></text:span><text:span text:style-name="Source_20_Text"><text:span text:style-name="T63">, </text:span></text:span><text:span text:style-name="Source_20_Text"><text:span text:style-name="T64">DATE_FORMAT(</text:span></text:span><text:span text:style-name="Source_20_Text"><text:span text:style-name="T53">issue_date, </text:span></text:span><text:span text:style-name="Source_20_Text"><text:span text:style-name="T64">'</text:span></text:span><text:span text:style-name="Source_20_Text"><text:span text:style-name="T105">%d/%m/%Y</text:span></text:span><text:span text:style-name="Source_20_Text"><text:span text:style-name="T64">')</text:span></text:span><text:span text:style-name="Source_20_Text"><text:span text:style-name="T53">, article_id, article_code, article_</text:span></text:span><text:span text:style-name="Source_20_Text"><text:span text:style-name="T54">name, </text:span></text:span><text:span text:style-name="Source_20_Text"><text:span text:style-name="T53">article_symbol,</text:span></text:span><text:span text:style-name="Source_20_Text"><text:span text:style-name="T54"> </text:span></text:span><text:span text:style-name="Source_20_Text"><text:span text:style-name="T53">i_amount, i_</text:span></text:span><text:span text:style-name="Source_20_Text"><text:span text:style-name="T62">unit</text:span></text:span><text:span text:style-name="Source_20_Text"><text:span text:style-name="T60">_cost</text:span></text:span><text:span text:style-name="Source_20_Text"><text:span text:style-name="T53">, i_</text:span></text:span><text:span text:style-name="Source_20_Text"><text:span text:style-name="T60">total_cost</text:span></text:span><text:span text:style-name="Source_20_Text"><text:span text:style-name="T53">, </text:span></text:span><text:span text:style-name="Source_20_Text"><text:span text:style-name="T60">o</text:span></text:span><text:span text:style-name="Source_20_Text"><text:span text:style-name="T53">_amount, </text:span></text:span><text:span text:style-name="Source_20_Text"><text:span text:style-name="T62">o</text:span></text:span><text:span text:style-name="Source_20_Text"><text:span text:style-name="T53">_</text:span></text:span><text:span text:style-name="Source_20_Text"><text:span text:style-name="T62">unit</text:span></text:span><text:span text:style-name="Source_20_Text"><text:span text:style-name="T60">_cost</text:span></text:span><text:span text:style-name="Source_20_Text"><text:span text:style-name="T53">, </text:span></text:span><text:span text:style-name="Source_20_Text"><text:span text:style-name="T60">o</text:span></text:span><text:span text:style-name="Source_20_Text"><text:span text:style-name="T53">_</text:span></text:span><text:span text:style-name="Source_20_Text"><text:span text:style-name="T60">total_cost</text:span></text:span></text:p>
      <text:p text:style-name="P34"><text:span text:style-name="Source_20_Text"><text:span text:style-name="T93">FROM<text:tab/> </text:span></text:span><text:span text:style-name="Source_20_Text"><text:span text:style-name="T51">TmpRepInv</text:span></text:span><text:span text:style-name="Source_20_Text"><text:span text:style-name="T58">Group;</text:span></text:span></text:p>
      <text:p text:style-name="P5"><text:span text:style-name="Source_20_Text"><text:span text:style-name="T50"/></text:span></text:p>
      <text:p text:style-name="P31"><text:span text:style-name="Source_20_Text"><text:span text:style-name="T92">END</text:span></text:span><text:span text:style-name="Source_20_Text"><text:span text:style-name="T81"> </text:span></text:span><text:span text:style-name="Source_20_Text"><text:span text:style-name="T82">IF</text:span></text:span><text:span text:style-name="Source_20_Text"><text:span text:style-name="T92">;</text:span></text:span></text:p>
      <text:p text:style-name="P31"><text:span text:style-name="Source_20_Text"><text:span text:style-name="T92"/></text:span></text:p>
      <text:p text:style-name="P14"><text:span text:style-name="Source_20_Text"><text:span text:style-name="T93"/></text:span></text:p>
      <text:p text:style-name="P62"><text:soft-page-break/>END //</text:p>
      <text:p text:style-name="P62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1" svg:font-family="Consolas, ConsolasRegular, 'Courier New', monospace"/>
    <style:font-face style:name="Consolas" svg:font-family="Consolas, Menlo, Monaco, 'Lucida Console', 'Liberation Mono', 'DejaVu Sans Mono', 'Bitstream Vera Sans Mono', 'Courier New', monospace, serif"/>
    <style:font-face style:name="Courier New" svg:font-family="'Courier New', Courier, fixed, monospace"/>
    <style:font-face style:name="Lohit Hindi1" svg:font-family="'Lohit Hindi'"/>
    <style:font-face style:name="inherit" svg:font-family="inherit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Lohit Hindi2" style:font-family-complex="'Lohit Hindi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3T08:05:28.306114597</meta:creation-date>
    <meta:generator>LibreOffice/4.2.3.3$Linux_X86_64 LibreOffice_project/420m0$Build-3</meta:generator>
    <dc:date>2014-05-23T01:06:21.400788983</dc:date>
    <meta:editing-duration>PT23H13M52S</meta:editing-duration>
    <meta:editing-cycles>202</meta:editing-cycles>
    <meta:document-statistic meta:table-count="0" meta:image-count="0" meta:object-count="0" meta:page-count="9" meta:paragraph-count="241" meta:word-count="1625" meta:character-count="15663" meta:non-whitespace-character-count="13982"/>
  </office:meta>
</office:document-meta>
</file>